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ataPoints_2023" table:style-name="ta1" table:print-ranges="DataPoints_2023.A368:DataPoints_2023.H395">
        <table:table-column table:style-name="co1" table:default-cell-style-name="Default"/>
        <table:table-column table:style-name="co2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Battery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01" calcext:value-type="date">
            <text:p>2023-01-01</text:p>
          </table:table-cell>
          <table:table-cell table:formula="of:=IF([.$F2]&gt;0;MONTH([.A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02" calcext:value-type="date">
            <text:p>2023-01-02</text:p>
          </table:table-cell>
          <table:table-cell table:formula="of:=IF([.$F3]&gt;0;MONTH([.A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03" calcext:value-type="date">
            <text:p>2023-01-03</text:p>
          </table:table-cell>
          <table:table-cell table:formula="of:=IF([.$F4]&gt;0;MONTH([.A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04" calcext:value-type="date">
            <text:p>2023-01-04</text:p>
          </table:table-cell>
          <table:table-cell table:formula="of:=IF([.$F5]&gt;0;MONTH([.A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05" calcext:value-type="date">
            <text:p>2023-01-05</text:p>
          </table:table-cell>
          <table:table-cell table:formula="of:=IF([.$F6]&gt;0;MONTH([.A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06" calcext:value-type="date">
            <text:p>2023-01-06</text:p>
          </table:table-cell>
          <table:table-cell table:formula="of:=IF([.$F7]&gt;0;MONTH([.A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07" calcext:value-type="date">
            <text:p>2023-01-07</text:p>
          </table:table-cell>
          <table:table-cell table:formula="of:=IF([.$F8]&gt;0;MONTH([.A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08" calcext:value-type="date">
            <text:p>2023-01-08</text:p>
          </table:table-cell>
          <table:table-cell table:formula="of:=IF([.$F9]&gt;0;MONTH([.A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09" calcext:value-type="date">
            <text:p>2023-01-09</text:p>
          </table:table-cell>
          <table:table-cell table:formula="of:=IF([.$F10]&gt;0;MONTH([.A1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0" calcext:value-type="date">
            <text:p>2023-01-10</text:p>
          </table:table-cell>
          <table:table-cell table:formula="of:=IF([.$F11]&gt;0;MONTH([.A1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1" calcext:value-type="date">
            <text:p>2023-01-11</text:p>
          </table:table-cell>
          <table:table-cell table:formula="of:=IF([.$F12]&gt;0;MONTH([.A1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2" calcext:value-type="date">
            <text:p>2023-01-12</text:p>
          </table:table-cell>
          <table:table-cell table:formula="of:=IF([.$F13]&gt;0;MONTH([.A1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3" calcext:value-type="date">
            <text:p>2023-01-13</text:p>
          </table:table-cell>
          <table:table-cell table:formula="of:=IF([.$F14]&gt;0;MONTH([.A1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4" calcext:value-type="date">
            <text:p>2023-01-14</text:p>
          </table:table-cell>
          <table:table-cell table:formula="of:=IF([.$F15]&gt;0;MONTH([.A1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5" calcext:value-type="date">
            <text:p>2023-01-15</text:p>
          </table:table-cell>
          <table:table-cell table:formula="of:=IF([.$F16]&gt;0;MONTH([.A1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6" calcext:value-type="date">
            <text:p>2023-01-16</text:p>
          </table:table-cell>
          <table:table-cell table:formula="of:=IF([.$F17]&gt;0;MONTH([.A1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7" calcext:value-type="date">
            <text:p>2023-01-17</text:p>
          </table:table-cell>
          <table:table-cell table:formula="of:=IF([.$F18]&gt;0;MONTH([.A1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8" calcext:value-type="date">
            <text:p>2023-01-18</text:p>
          </table:table-cell>
          <table:table-cell table:formula="of:=IF([.$F19]&gt;0;MONTH([.A1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9" calcext:value-type="date">
            <text:p>2023-01-19</text:p>
          </table:table-cell>
          <table:table-cell table:formula="of:=IF([.$F20]&gt;0;MONTH([.A2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0" calcext:value-type="date">
            <text:p>2023-01-20</text:p>
          </table:table-cell>
          <table:table-cell table:formula="of:=IF([.$F21]&gt;0;MONTH([.A2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1" calcext:value-type="date">
            <text:p>2023-01-21</text:p>
          </table:table-cell>
          <table:table-cell table:formula="of:=IF([.$F22]&gt;0;MONTH([.A2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2" calcext:value-type="date">
            <text:p>2023-01-22</text:p>
          </table:table-cell>
          <table:table-cell table:formula="of:=IF([.$F23]&gt;0;MONTH([.A2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3" calcext:value-type="date">
            <text:p>2023-01-23</text:p>
          </table:table-cell>
          <table:table-cell table:formula="of:=IF([.$F24]&gt;0;MONTH([.A2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4" calcext:value-type="date">
            <text:p>2023-01-24</text:p>
          </table:table-cell>
          <table:table-cell table:formula="of:=IF([.$F25]&gt;0;MONTH([.A2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5" calcext:value-type="date">
            <text:p>2023-01-25</text:p>
          </table:table-cell>
          <table:table-cell table:formula="of:=IF([.$F26]&gt;0;MONTH([.A2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6" calcext:value-type="date">
            <text:p>2023-01-26</text:p>
          </table:table-cell>
          <table:table-cell table:formula="of:=IF([.$F27]&gt;0;MONTH([.A2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7" calcext:value-type="date">
            <text:p>2023-01-27</text:p>
          </table:table-cell>
          <table:table-cell table:formula="of:=IF([.$F28]&gt;0;MONTH([.A2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8" calcext:value-type="date">
            <text:p>2023-01-28</text:p>
          </table:table-cell>
          <table:table-cell table:formula="of:=IF([.$F29]&gt;0;MONTH([.A2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9" calcext:value-type="date">
            <text:p>2023-01-29</text:p>
          </table:table-cell>
          <table:table-cell table:formula="of:=IF([.$F30]&gt;0;MONTH([.A3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30" calcext:value-type="date">
            <text:p>2023-01-30</text:p>
          </table:table-cell>
          <table:table-cell table:formula="of:=IF([.$F31]&gt;0;MONTH([.A3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31" calcext:value-type="date">
            <text:p>2023-01-31</text:p>
          </table:table-cell>
          <table:table-cell table:formula="of:=IF([.$F32]&gt;0;MONTH([.A3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1" calcext:value-type="date">
            <text:p>2023-02-01</text:p>
          </table:table-cell>
          <table:table-cell table:formula="of:=IF([.$F33]&gt;0;MONTH([.A3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2" calcext:value-type="date">
            <text:p>2023-02-02</text:p>
          </table:table-cell>
          <table:table-cell table:formula="of:=IF([.$F34]&gt;0;MONTH([.A3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3" calcext:value-type="date">
            <text:p>2023-02-03</text:p>
          </table:table-cell>
          <table:table-cell table:formula="of:=IF([.$F35]&gt;0;MONTH([.A3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4" calcext:value-type="date">
            <text:p>2023-02-04</text:p>
          </table:table-cell>
          <table:table-cell table:formula="of:=IF([.$F36]&gt;0;MONTH([.A3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5" calcext:value-type="date">
            <text:p>2023-02-05</text:p>
          </table:table-cell>
          <table:table-cell table:formula="of:=IF([.$F37]&gt;0;MONTH([.A3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6" calcext:value-type="date">
            <text:p>2023-02-06</text:p>
          </table:table-cell>
          <table:table-cell table:formula="of:=IF([.$F38]&gt;0;MONTH([.A3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7" calcext:value-type="date">
            <text:p>2023-02-07</text:p>
          </table:table-cell>
          <table:table-cell table:formula="of:=IF([.$F39]&gt;0;MONTH([.A3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8" calcext:value-type="date">
            <text:p>2023-02-08</text:p>
          </table:table-cell>
          <table:table-cell table:formula="of:=IF([.$F40]&gt;0;MONTH([.A4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9" calcext:value-type="date">
            <text:p>2023-02-09</text:p>
          </table:table-cell>
          <table:table-cell table:formula="of:=IF([.$F41]&gt;0;MONTH([.A4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0" calcext:value-type="date">
            <text:p>2023-02-10</text:p>
          </table:table-cell>
          <table:table-cell table:formula="of:=IF([.$F42]&gt;0;MONTH([.A4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1" calcext:value-type="date">
            <text:p>2023-02-11</text:p>
          </table:table-cell>
          <table:table-cell table:formula="of:=IF([.$F43]&gt;0;MONTH([.A4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2" calcext:value-type="date">
            <text:p>2023-02-12</text:p>
          </table:table-cell>
          <table:table-cell table:formula="of:=IF([.$F44]&gt;0;MONTH([.A4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3" calcext:value-type="date">
            <text:p>2023-02-13</text:p>
          </table:table-cell>
          <table:table-cell table:formula="of:=IF([.$F45]&gt;0;MONTH([.A4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4" calcext:value-type="date">
            <text:p>2023-02-14</text:p>
          </table:table-cell>
          <table:table-cell table:formula="of:=IF([.$F46]&gt;0;MONTH([.A4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5" calcext:value-type="date">
            <text:p>2023-02-15</text:p>
          </table:table-cell>
          <table:table-cell table:formula="of:=IF([.$F47]&gt;0;MONTH([.A4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6" calcext:value-type="date">
            <text:p>2023-02-16</text:p>
          </table:table-cell>
          <table:table-cell table:formula="of:=IF([.$F48]&gt;0;MONTH([.A4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7" calcext:value-type="date">
            <text:p>2023-02-17</text:p>
          </table:table-cell>
          <table:table-cell table:formula="of:=IF([.$F49]&gt;0;MONTH([.A4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8" calcext:value-type="date">
            <text:p>2023-02-18</text:p>
          </table:table-cell>
          <table:table-cell table:formula="of:=IF([.$F50]&gt;0;MONTH([.A5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9" calcext:value-type="date">
            <text:p>2023-02-19</text:p>
          </table:table-cell>
          <table:table-cell table:formula="of:=IF([.$F51]&gt;0;MONTH([.A5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0" calcext:value-type="date">
            <text:p>2023-02-20</text:p>
          </table:table-cell>
          <table:table-cell table:formula="of:=IF([.$F52]&gt;0;MONTH([.A5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1" calcext:value-type="date">
            <text:p>2023-02-21</text:p>
          </table:table-cell>
          <table:table-cell table:formula="of:=IF([.$F53]&gt;0;MONTH([.A5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2" calcext:value-type="date">
            <text:p>2023-02-22</text:p>
          </table:table-cell>
          <table:table-cell table:formula="of:=IF([.$F54]&gt;0;MONTH([.A5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3" calcext:value-type="date">
            <text:p>2023-02-23</text:p>
          </table:table-cell>
          <table:table-cell table:formula="of:=IF([.$F55]&gt;0;MONTH([.A5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4" calcext:value-type="date">
            <text:p>2023-02-24</text:p>
          </table:table-cell>
          <table:table-cell table:formula="of:=IF([.$F56]&gt;0;MONTH([.A5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5" calcext:value-type="date">
            <text:p>2023-02-25</text:p>
          </table:table-cell>
          <table:table-cell table:formula="of:=IF([.$F57]&gt;0;MONTH([.A5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6" calcext:value-type="date">
            <text:p>2023-02-26</text:p>
          </table:table-cell>
          <table:table-cell table:formula="of:=IF([.$F58]&gt;0;MONTH([.A5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7" calcext:value-type="date">
            <text:p>2023-02-27</text:p>
          </table:table-cell>
          <table:table-cell table:formula="of:=IF([.$F59]&gt;0;MONTH([.A5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8" calcext:value-type="date">
            <text:p>2023-02-28</text:p>
          </table:table-cell>
          <table:table-cell table:formula="of:=IF([.$F60]&gt;0;MONTH([.A6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1" calcext:value-type="date">
            <text:p>2023-03-01</text:p>
          </table:table-cell>
          <table:table-cell table:formula="of:=IF([.$F61]&gt;0;MONTH([.A6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2" calcext:value-type="date">
            <text:p>2023-03-02</text:p>
          </table:table-cell>
          <table:table-cell table:formula="of:=IF([.$F62]&gt;0;MONTH([.A6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3" calcext:value-type="date">
            <text:p>2023-03-03</text:p>
          </table:table-cell>
          <table:table-cell table:formula="of:=IF([.$F63]&gt;0;MONTH([.A6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4" calcext:value-type="date">
            <text:p>2023-03-04</text:p>
          </table:table-cell>
          <table:table-cell table:formula="of:=IF([.$F64]&gt;0;MONTH([.A6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5" calcext:value-type="date">
            <text:p>2023-03-05</text:p>
          </table:table-cell>
          <table:table-cell table:formula="of:=IF([.$F65]&gt;0;MONTH([.A6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6" calcext:value-type="date">
            <text:p>2023-03-06</text:p>
          </table:table-cell>
          <table:table-cell table:formula="of:=IF([.$F66]&gt;0;MONTH([.A6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7" calcext:value-type="date">
            <text:p>2023-03-07</text:p>
          </table:table-cell>
          <table:table-cell table:formula="of:=IF([.$F67]&gt;0;MONTH([.A6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8" calcext:value-type="date">
            <text:p>2023-03-08</text:p>
          </table:table-cell>
          <table:table-cell table:formula="of:=IF([.$F68]&gt;0;MONTH([.A6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9" calcext:value-type="date">
            <text:p>2023-03-09</text:p>
          </table:table-cell>
          <table:table-cell table:formula="of:=IF([.$F69]&gt;0;MONTH([.A6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0" calcext:value-type="date">
            <text:p>2023-03-10</text:p>
          </table:table-cell>
          <table:table-cell table:formula="of:=IF([.$F70]&gt;0;MONTH([.A7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1" calcext:value-type="date">
            <text:p>2023-03-11</text:p>
          </table:table-cell>
          <table:table-cell table:formula="of:=IF([.$F71]&gt;0;MONTH([.A7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2" calcext:value-type="date">
            <text:p>2023-03-12</text:p>
          </table:table-cell>
          <table:table-cell table:formula="of:=IF([.$F72]&gt;0;MONTH([.A7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3" calcext:value-type="date">
            <text:p>2023-03-13</text:p>
          </table:table-cell>
          <table:table-cell table:formula="of:=IF([.$F73]&gt;0;MONTH([.A7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4" calcext:value-type="date">
            <text:p>2023-03-14</text:p>
          </table:table-cell>
          <table:table-cell table:formula="of:=IF([.$F74]&gt;0;MONTH([.A7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5" calcext:value-type="date">
            <text:p>2023-03-15</text:p>
          </table:table-cell>
          <table:table-cell table:formula="of:=IF([.$F75]&gt;0;MONTH([.A7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6" calcext:value-type="date">
            <text:p>2023-03-16</text:p>
          </table:table-cell>
          <table:table-cell table:formula="of:=IF([.$F76]&gt;0;MONTH([.A7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7" calcext:value-type="date">
            <text:p>2023-03-17</text:p>
          </table:table-cell>
          <table:table-cell table:formula="of:=IF([.$F77]&gt;0;MONTH([.A7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8" calcext:value-type="date">
            <text:p>2023-03-18</text:p>
          </table:table-cell>
          <table:table-cell table:formula="of:=IF([.$F78]&gt;0;MONTH([.A7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9" calcext:value-type="date">
            <text:p>2023-03-19</text:p>
          </table:table-cell>
          <table:table-cell table:formula="of:=IF([.$F79]&gt;0;MONTH([.A7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0" calcext:value-type="date">
            <text:p>2023-03-20</text:p>
          </table:table-cell>
          <table:table-cell table:formula="of:=IF([.$F80]&gt;0;MONTH([.A8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1" calcext:value-type="date">
            <text:p>2023-03-21</text:p>
          </table:table-cell>
          <table:table-cell table:formula="of:=IF([.$F81]&gt;0;MONTH([.A8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2" calcext:value-type="date">
            <text:p>2023-03-22</text:p>
          </table:table-cell>
          <table:table-cell table:formula="of:=IF([.$F82]&gt;0;MONTH([.A8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3" calcext:value-type="date">
            <text:p>2023-03-23</text:p>
          </table:table-cell>
          <table:table-cell table:formula="of:=IF([.$F83]&gt;0;MONTH([.A8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4" calcext:value-type="date">
            <text:p>2023-03-24</text:p>
          </table:table-cell>
          <table:table-cell table:formula="of:=IF([.$F84]&gt;0;MONTH([.A8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5" calcext:value-type="date">
            <text:p>2023-03-25</text:p>
          </table:table-cell>
          <table:table-cell table:formula="of:=IF([.$F85]&gt;0;MONTH([.A8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6" calcext:value-type="date">
            <text:p>2023-03-26</text:p>
          </table:table-cell>
          <table:table-cell table:formula="of:=IF([.$F86]&gt;0;MONTH([.A8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7" calcext:value-type="date">
            <text:p>2023-03-27</text:p>
          </table:table-cell>
          <table:table-cell table:formula="of:=IF([.$F87]&gt;0;MONTH([.A8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8" calcext:value-type="date">
            <text:p>2023-03-28</text:p>
          </table:table-cell>
          <table:table-cell table:formula="of:=IF([.$F88]&gt;0;MONTH([.A8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9" calcext:value-type="date">
            <text:p>2023-03-29</text:p>
          </table:table-cell>
          <table:table-cell table:formula="of:=IF([.$F89]&gt;0;MONTH([.A8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30" calcext:value-type="date">
            <text:p>2023-03-30</text:p>
          </table:table-cell>
          <table:table-cell table:formula="of:=IF([.$F90]&gt;0;MONTH([.A9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31" calcext:value-type="date">
            <text:p>2023-03-31</text:p>
          </table:table-cell>
          <table:table-cell table:formula="of:=IF([.$F91]&gt;0;MONTH([.A9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1" calcext:value-type="date">
            <text:p>2023-04-01</text:p>
          </table:table-cell>
          <table:table-cell table:formula="of:=IF([.$F92]&gt;0;MONTH([.A9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2" calcext:value-type="date">
            <text:p>2023-04-02</text:p>
          </table:table-cell>
          <table:table-cell table:formula="of:=IF([.$F93]&gt;0;MONTH([.A9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3" calcext:value-type="date">
            <text:p>2023-04-03</text:p>
          </table:table-cell>
          <table:table-cell table:formula="of:=IF([.$F94]&gt;0;MONTH([.A9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4" calcext:value-type="date">
            <text:p>2023-04-04</text:p>
          </table:table-cell>
          <table:table-cell table:formula="of:=IF([.$F95]&gt;0;MONTH([.A9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5" calcext:value-type="date">
            <text:p>2023-04-05</text:p>
          </table:table-cell>
          <table:table-cell table:formula="of:=IF([.$F96]&gt;0;MONTH([.A9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6" calcext:value-type="date">
            <text:p>2023-04-06</text:p>
          </table:table-cell>
          <table:table-cell table:formula="of:=IF([.$F97]&gt;0;MONTH([.A9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7" calcext:value-type="date">
            <text:p>2023-04-07</text:p>
          </table:table-cell>
          <table:table-cell table:formula="of:=IF([.$F98]&gt;0;MONTH([.A9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8" calcext:value-type="date">
            <text:p>2023-04-08</text:p>
          </table:table-cell>
          <table:table-cell table:formula="of:=IF([.$F99]&gt;0;MONTH([.A9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9" calcext:value-type="date">
            <text:p>2023-04-09</text:p>
          </table:table-cell>
          <table:table-cell table:formula="of:=IF([.$F100]&gt;0;MONTH([.A10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0" calcext:value-type="date">
            <text:p>2023-04-10</text:p>
          </table:table-cell>
          <table:table-cell table:formula="of:=IF([.$F101]&gt;0;MONTH([.A10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1" calcext:value-type="date">
            <text:p>2023-04-11</text:p>
          </table:table-cell>
          <table:table-cell table:formula="of:=IF([.$F102]&gt;0;MONTH([.A10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2" calcext:value-type="date">
            <text:p>2023-04-12</text:p>
          </table:table-cell>
          <table:table-cell table:formula="of:=IF([.$F103]&gt;0;MONTH([.A10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3" calcext:value-type="date">
            <text:p>2023-04-13</text:p>
          </table:table-cell>
          <table:table-cell table:formula="of:=IF([.$F104]&gt;0;MONTH([.A10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4" calcext:value-type="date">
            <text:p>2023-04-14</text:p>
          </table:table-cell>
          <table:table-cell table:formula="of:=IF([.$F105]&gt;0;MONTH([.A10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5" calcext:value-type="date">
            <text:p>2023-04-15</text:p>
          </table:table-cell>
          <table:table-cell table:formula="of:=IF([.$F106]&gt;0;MONTH([.A10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6" calcext:value-type="date">
            <text:p>2023-04-16</text:p>
          </table:table-cell>
          <table:table-cell table:formula="of:=IF([.$F107]&gt;0;MONTH([.A10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7" calcext:value-type="date">
            <text:p>2023-04-17</text:p>
          </table:table-cell>
          <table:table-cell table:formula="of:=IF([.$F108]&gt;0;MONTH([.A10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8" calcext:value-type="date">
            <text:p>2023-04-18</text:p>
          </table:table-cell>
          <table:table-cell table:formula="of:=IF([.$F109]&gt;0;MONTH([.A10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9" calcext:value-type="date">
            <text:p>2023-04-19</text:p>
          </table:table-cell>
          <table:table-cell table:formula="of:=IF([.$F110]&gt;0;MONTH([.A11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0" calcext:value-type="date">
            <text:p>2023-04-20</text:p>
          </table:table-cell>
          <table:table-cell table:formula="of:=IF([.$F111]&gt;0;MONTH([.A11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1" calcext:value-type="date">
            <text:p>2023-04-21</text:p>
          </table:table-cell>
          <table:table-cell table:formula="of:=IF([.$F112]&gt;0;MONTH([.A11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2" calcext:value-type="date">
            <text:p>2023-04-22</text:p>
          </table:table-cell>
          <table:table-cell table:formula="of:=IF([.$F113]&gt;0;MONTH([.A11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3" calcext:value-type="date">
            <text:p>2023-04-23</text:p>
          </table:table-cell>
          <table:table-cell table:formula="of:=IF([.$F114]&gt;0;MONTH([.A11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4" calcext:value-type="date">
            <text:p>2023-04-24</text:p>
          </table:table-cell>
          <table:table-cell table:formula="of:=IF([.$F115]&gt;0;MONTH([.A11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5" calcext:value-type="date">
            <text:p>2023-04-25</text:p>
          </table:table-cell>
          <table:table-cell table:formula="of:=IF([.$F116]&gt;0;MONTH([.A11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6" calcext:value-type="date">
            <text:p>2023-04-26</text:p>
          </table:table-cell>
          <table:table-cell table:formula="of:=IF([.$F117]&gt;0;MONTH([.A11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7" calcext:value-type="date">
            <text:p>2023-04-27</text:p>
          </table:table-cell>
          <table:table-cell table:formula="of:=IF([.$F118]&gt;0;MONTH([.A11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8" calcext:value-type="date">
            <text:p>2023-04-28</text:p>
          </table:table-cell>
          <table:table-cell table:formula="of:=IF([.$F119]&gt;0;MONTH([.A11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9" calcext:value-type="date">
            <text:p>2023-04-29</text:p>
          </table:table-cell>
          <table:table-cell table:formula="of:=IF([.$F120]&gt;0;MONTH([.A12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30" calcext:value-type="date">
            <text:p>2023-04-30</text:p>
          </table:table-cell>
          <table:table-cell table:formula="of:=IF([.$F121]&gt;0;MONTH([.A12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1" calcext:value-type="date">
            <text:p>2023-05-01</text:p>
          </table:table-cell>
          <table:table-cell table:formula="of:=IF([.$F122]&gt;0;MONTH([.A12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2" calcext:value-type="date">
            <text:p>2023-05-02</text:p>
          </table:table-cell>
          <table:table-cell table:formula="of:=IF([.$F123]&gt;0;MONTH([.A12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3" calcext:value-type="date">
            <text:p>2023-05-03</text:p>
          </table:table-cell>
          <table:table-cell table:formula="of:=IF([.$F124]&gt;0;MONTH([.A12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4" calcext:value-type="date">
            <text:p>2023-05-04</text:p>
          </table:table-cell>
          <table:table-cell table:formula="of:=IF([.$F125]&gt;0;MONTH([.A12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5" calcext:value-type="date">
            <text:p>2023-05-05</text:p>
          </table:table-cell>
          <table:table-cell table:formula="of:=IF([.$F126]&gt;0;MONTH([.A12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6" calcext:value-type="date">
            <text:p>2023-05-06</text:p>
          </table:table-cell>
          <table:table-cell table:formula="of:=IF([.$F127]&gt;0;MONTH([.A12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7" calcext:value-type="date">
            <text:p>2023-05-07</text:p>
          </table:table-cell>
          <table:table-cell table:formula="of:=IF([.$F128]&gt;0;MONTH([.A12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8" calcext:value-type="date">
            <text:p>2023-05-08</text:p>
          </table:table-cell>
          <table:table-cell table:formula="of:=IF([.$F129]&gt;0;MONTH([.A12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9" calcext:value-type="date">
            <text:p>2023-05-09</text:p>
          </table:table-cell>
          <table:table-cell table:formula="of:=IF([.$F130]&gt;0;MONTH([.A13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0" calcext:value-type="date">
            <text:p>2023-05-10</text:p>
          </table:table-cell>
          <table:table-cell table:formula="of:=IF([.$F131]&gt;0;MONTH([.A13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1" calcext:value-type="date">
            <text:p>2023-05-11</text:p>
          </table:table-cell>
          <table:table-cell table:formula="of:=IF([.$F132]&gt;0;MONTH([.A13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2" calcext:value-type="date">
            <text:p>2023-05-12</text:p>
          </table:table-cell>
          <table:table-cell table:formula="of:=IF([.$F133]&gt;0;MONTH([.A13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3" calcext:value-type="date">
            <text:p>2023-05-13</text:p>
          </table:table-cell>
          <table:table-cell table:formula="of:=IF([.$F134]&gt;0;MONTH([.A13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4" calcext:value-type="date">
            <text:p>2023-05-14</text:p>
          </table:table-cell>
          <table:table-cell table:formula="of:=IF([.$F135]&gt;0;MONTH([.A13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5" calcext:value-type="date">
            <text:p>2023-05-15</text:p>
          </table:table-cell>
          <table:table-cell table:formula="of:=IF([.$F136]&gt;0;MONTH([.A13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6" calcext:value-type="date">
            <text:p>2023-05-16</text:p>
          </table:table-cell>
          <table:table-cell table:formula="of:=IF([.$F137]&gt;0;MONTH([.A13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7" calcext:value-type="date">
            <text:p>2023-05-17</text:p>
          </table:table-cell>
          <table:table-cell table:formula="of:=IF([.$F138]&gt;0;MONTH([.A13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8" calcext:value-type="date">
            <text:p>2023-05-18</text:p>
          </table:table-cell>
          <table:table-cell table:formula="of:=IF([.$F139]&gt;0;MONTH([.A13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9" calcext:value-type="date">
            <text:p>2023-05-19</text:p>
          </table:table-cell>
          <table:table-cell table:formula="of:=IF([.$F140]&gt;0;MONTH([.A14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0" calcext:value-type="date">
            <text:p>2023-05-20</text:p>
          </table:table-cell>
          <table:table-cell table:formula="of:=IF([.$F141]&gt;0;MONTH([.A14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1" calcext:value-type="date">
            <text:p>2023-05-21</text:p>
          </table:table-cell>
          <table:table-cell table:formula="of:=IF([.$F142]&gt;0;MONTH([.A14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2" calcext:value-type="date">
            <text:p>2023-05-22</text:p>
          </table:table-cell>
          <table:table-cell table:formula="of:=IF([.$F143]&gt;0;MONTH([.A14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3" calcext:value-type="date">
            <text:p>2023-05-23</text:p>
          </table:table-cell>
          <table:table-cell table:formula="of:=IF([.$F144]&gt;0;MONTH([.A14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4" calcext:value-type="date">
            <text:p>2023-05-24</text:p>
          </table:table-cell>
          <table:table-cell table:formula="of:=IF([.$F145]&gt;0;MONTH([.A14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5" calcext:value-type="date">
            <text:p>2023-05-25</text:p>
          </table:table-cell>
          <table:table-cell table:formula="of:=IF([.$F146]&gt;0;MONTH([.A14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6" calcext:value-type="date">
            <text:p>2023-05-26</text:p>
          </table:table-cell>
          <table:table-cell table:formula="of:=IF([.$F147]&gt;0;MONTH([.A14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7" calcext:value-type="date">
            <text:p>2023-05-27</text:p>
          </table:table-cell>
          <table:table-cell table:formula="of:=IF([.$F148]&gt;0;MONTH([.A14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8" calcext:value-type="date">
            <text:p>2023-05-28</text:p>
          </table:table-cell>
          <table:table-cell table:formula="of:=IF([.$F149]&gt;0;MONTH([.A14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9" calcext:value-type="date">
            <text:p>2023-05-29</text:p>
          </table:table-cell>
          <table:table-cell table:formula="of:=IF([.$F150]&gt;0;MONTH([.A15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30" calcext:value-type="date">
            <text:p>2023-05-30</text:p>
          </table:table-cell>
          <table:table-cell table:formula="of:=IF([.$F151]&gt;0;MONTH([.A15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31" calcext:value-type="date">
            <text:p>2023-05-31</text:p>
          </table:table-cell>
          <table:table-cell table:formula="of:=IF([.$F152]&gt;0;MONTH([.A15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1" calcext:value-type="date">
            <text:p>2023-06-01</text:p>
          </table:table-cell>
          <table:table-cell table:formula="of:=IF([.$F153]&gt;0;MONTH([.A15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2" calcext:value-type="date">
            <text:p>2023-06-02</text:p>
          </table:table-cell>
          <table:table-cell table:formula="of:=IF([.$F154]&gt;0;MONTH([.A15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3" calcext:value-type="date">
            <text:p>2023-06-03</text:p>
          </table:table-cell>
          <table:table-cell table:formula="of:=IF([.$F155]&gt;0;MONTH([.A15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4" calcext:value-type="date">
            <text:p>2023-06-04</text:p>
          </table:table-cell>
          <table:table-cell table:formula="of:=IF([.$F156]&gt;0;MONTH([.A15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5" calcext:value-type="date">
            <text:p>2023-06-05</text:p>
          </table:table-cell>
          <table:table-cell table:formula="of:=IF([.$F157]&gt;0;MONTH([.A15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6" calcext:value-type="date">
            <text:p>2023-06-06</text:p>
          </table:table-cell>
          <table:table-cell table:formula="of:=IF([.$F158]&gt;0;MONTH([.A15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7" calcext:value-type="date">
            <text:p>2023-06-07</text:p>
          </table:table-cell>
          <table:table-cell table:formula="of:=IF([.$F159]&gt;0;MONTH([.A15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8" calcext:value-type="date">
            <text:p>2023-06-08</text:p>
          </table:table-cell>
          <table:table-cell table:formula="of:=IF([.$F160]&gt;0;MONTH([.A16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9" calcext:value-type="date">
            <text:p>2023-06-09</text:p>
          </table:table-cell>
          <table:table-cell table:formula="of:=IF([.$F161]&gt;0;MONTH([.A16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0" calcext:value-type="date">
            <text:p>2023-06-10</text:p>
          </table:table-cell>
          <table:table-cell table:formula="of:=IF([.$F162]&gt;0;MONTH([.A16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1" calcext:value-type="date">
            <text:p>2023-06-11</text:p>
          </table:table-cell>
          <table:table-cell table:formula="of:=IF([.$F163]&gt;0;MONTH([.A16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2" calcext:value-type="date">
            <text:p>2023-06-12</text:p>
          </table:table-cell>
          <table:table-cell table:formula="of:=IF([.$F164]&gt;0;MONTH([.A16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3" calcext:value-type="date">
            <text:p>2023-06-13</text:p>
          </table:table-cell>
          <table:table-cell table:formula="of:=IF([.$F165]&gt;0;MONTH([.A16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4" calcext:value-type="date">
            <text:p>2023-06-14</text:p>
          </table:table-cell>
          <table:table-cell table:formula="of:=IF([.$F166]&gt;0;MONTH([.A16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5" calcext:value-type="date">
            <text:p>2023-06-15</text:p>
          </table:table-cell>
          <table:table-cell table:formula="of:=IF([.$F167]&gt;0;MONTH([.A16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6" calcext:value-type="date">
            <text:p>2023-06-16</text:p>
          </table:table-cell>
          <table:table-cell table:formula="of:=IF([.$F168]&gt;0;MONTH([.A16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7" calcext:value-type="date">
            <text:p>2023-06-17</text:p>
          </table:table-cell>
          <table:table-cell table:formula="of:=IF([.$F169]&gt;0;MONTH([.A16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8" calcext:value-type="date">
            <text:p>2023-06-18</text:p>
          </table:table-cell>
          <table:table-cell table:formula="of:=IF([.$F170]&gt;0;MONTH([.A17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9" calcext:value-type="date">
            <text:p>2023-06-19</text:p>
          </table:table-cell>
          <table:table-cell table:formula="of:=IF([.$F171]&gt;0;MONTH([.A17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0" calcext:value-type="date">
            <text:p>2023-06-20</text:p>
          </table:table-cell>
          <table:table-cell table:formula="of:=IF([.$F172]&gt;0;MONTH([.A17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1" calcext:value-type="date">
            <text:p>2023-06-21</text:p>
          </table:table-cell>
          <table:table-cell table:formula="of:=IF([.$F173]&gt;0;MONTH([.A17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2" calcext:value-type="date">
            <text:p>2023-06-22</text:p>
          </table:table-cell>
          <table:table-cell table:formula="of:=IF([.$F174]&gt;0;MONTH([.A17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3" calcext:value-type="date">
            <text:p>2023-06-23</text:p>
          </table:table-cell>
          <table:table-cell table:formula="of:=IF([.$F175]&gt;0;MONTH([.A17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4" calcext:value-type="date">
            <text:p>2023-06-24</text:p>
          </table:table-cell>
          <table:table-cell table:formula="of:=IF([.$F176]&gt;0;MONTH([.A17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5" calcext:value-type="date">
            <text:p>2023-06-25</text:p>
          </table:table-cell>
          <table:table-cell table:formula="of:=IF([.$F177]&gt;0;MONTH([.A17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6" calcext:value-type="date">
            <text:p>2023-06-26</text:p>
          </table:table-cell>
          <table:table-cell table:formula="of:=IF([.$F178]&gt;0;MONTH([.A17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7" calcext:value-type="date">
            <text:p>2023-06-27</text:p>
          </table:table-cell>
          <table:table-cell table:formula="of:=IF([.$F179]&gt;0;MONTH([.A17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8" calcext:value-type="date">
            <text:p>2023-06-28</text:p>
          </table:table-cell>
          <table:table-cell table:formula="of:=IF([.$F180]&gt;0;MONTH([.A18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9" calcext:value-type="date">
            <text:p>2023-06-29</text:p>
          </table:table-cell>
          <table:table-cell table:formula="of:=IF([.$F181]&gt;0;MONTH([.A18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30" calcext:value-type="date">
            <text:p>2023-06-30</text:p>
          </table:table-cell>
          <table:table-cell table:formula="of:=IF([.$F182]&gt;0;MONTH([.A18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1" calcext:value-type="date">
            <text:p>2023-07-01</text:p>
          </table:table-cell>
          <table:table-cell table:formula="of:=IF([.$F183]&gt;0;MONTH([.A18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2" calcext:value-type="date">
            <text:p>2023-07-02</text:p>
          </table:table-cell>
          <table:table-cell table:formula="of:=IF([.$F184]&gt;0;MONTH([.A18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3" calcext:value-type="date">
            <text:p>2023-07-03</text:p>
          </table:table-cell>
          <table:table-cell table:formula="of:=IF([.$F185]&gt;0;MONTH([.A18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4" calcext:value-type="date">
            <text:p>2023-07-04</text:p>
          </table:table-cell>
          <table:table-cell table:formula="of:=IF([.$F186]&gt;0;MONTH([.A18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5" calcext:value-type="date">
            <text:p>2023-07-05</text:p>
          </table:table-cell>
          <table:table-cell table:formula="of:=IF([.$F187]&gt;0;MONTH([.A18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6" calcext:value-type="date">
            <text:p>2023-07-06</text:p>
          </table:table-cell>
          <table:table-cell table:formula="of:=IF([.$F188]&gt;0;MONTH([.A18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7" calcext:value-type="date">
            <text:p>2023-07-07</text:p>
          </table:table-cell>
          <table:table-cell table:formula="of:=IF([.$F189]&gt;0;MONTH([.A18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8" calcext:value-type="date">
            <text:p>2023-07-08</text:p>
          </table:table-cell>
          <table:table-cell table:formula="of:=IF([.$F190]&gt;0;MONTH([.A19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9" calcext:value-type="date">
            <text:p>2023-07-09</text:p>
          </table:table-cell>
          <table:table-cell table:formula="of:=IF([.$F191]&gt;0;MONTH([.A19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0" calcext:value-type="date">
            <text:p>2023-07-10</text:p>
          </table:table-cell>
          <table:table-cell table:formula="of:=IF([.$F192]&gt;0;MONTH([.A19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1" calcext:value-type="date">
            <text:p>2023-07-11</text:p>
          </table:table-cell>
          <table:table-cell table:formula="of:=IF([.$F193]&gt;0;MONTH([.A19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2" calcext:value-type="date">
            <text:p>2023-07-12</text:p>
          </table:table-cell>
          <table:table-cell table:formula="of:=IF([.$F194]&gt;0;MONTH([.A19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3" calcext:value-type="date">
            <text:p>2023-07-13</text:p>
          </table:table-cell>
          <table:table-cell table:formula="of:=IF([.$F195]&gt;0;MONTH([.A19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4" calcext:value-type="date">
            <text:p>2023-07-14</text:p>
          </table:table-cell>
          <table:table-cell table:formula="of:=IF([.$F196]&gt;0;MONTH([.A19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5" calcext:value-type="date">
            <text:p>2023-07-15</text:p>
          </table:table-cell>
          <table:table-cell table:formula="of:=IF([.$F197]&gt;0;MONTH([.A19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6" calcext:value-type="date">
            <text:p>2023-07-16</text:p>
          </table:table-cell>
          <table:table-cell table:formula="of:=IF([.$F198]&gt;0;MONTH([.A19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7" calcext:value-type="date">
            <text:p>2023-07-17</text:p>
          </table:table-cell>
          <table:table-cell table:formula="of:=IF([.$F199]&gt;0;MONTH([.A19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8" calcext:value-type="date">
            <text:p>2023-07-18</text:p>
          </table:table-cell>
          <table:table-cell table:formula="of:=IF([.$F200]&gt;0;MONTH([.A20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9" calcext:value-type="date">
            <text:p>2023-07-19</text:p>
          </table:table-cell>
          <table:table-cell table:formula="of:=IF([.$F201]&gt;0;MONTH([.A20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0" calcext:value-type="date">
            <text:p>2023-07-20</text:p>
          </table:table-cell>
          <table:table-cell table:formula="of:=IF([.$F202]&gt;0;MONTH([.A20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1" calcext:value-type="date">
            <text:p>2023-07-21</text:p>
          </table:table-cell>
          <table:table-cell table:formula="of:=IF([.$F203]&gt;0;MONTH([.A20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2" calcext:value-type="date">
            <text:p>2023-07-22</text:p>
          </table:table-cell>
          <table:table-cell table:formula="of:=IF([.$F204]&gt;0;MONTH([.A20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3" calcext:value-type="date">
            <text:p>2023-07-23</text:p>
          </table:table-cell>
          <table:table-cell table:formula="of:=IF([.$F205]&gt;0;MONTH([.A20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4" calcext:value-type="date">
            <text:p>2023-07-24</text:p>
          </table:table-cell>
          <table:table-cell table:formula="of:=IF([.$F206]&gt;0;MONTH([.A20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5" calcext:value-type="date">
            <text:p>2023-07-25</text:p>
          </table:table-cell>
          <table:table-cell table:formula="of:=IF([.$F207]&gt;0;MONTH([.A20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6" calcext:value-type="date">
            <text:p>2023-07-26</text:p>
          </table:table-cell>
          <table:table-cell table:formula="of:=IF([.$F208]&gt;0;MONTH([.A20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7" calcext:value-type="date">
            <text:p>2023-07-27</text:p>
          </table:table-cell>
          <table:table-cell table:formula="of:=IF([.$F209]&gt;0;MONTH([.A20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8" calcext:value-type="date">
            <text:p>2023-07-28</text:p>
          </table:table-cell>
          <table:table-cell table:formula="of:=IF([.$F210]&gt;0;MONTH([.A21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9" calcext:value-type="date">
            <text:p>2023-07-29</text:p>
          </table:table-cell>
          <table:table-cell table:formula="of:=IF([.$F211]&gt;0;MONTH([.A21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30" calcext:value-type="date">
            <text:p>2023-07-30</text:p>
          </table:table-cell>
          <table:table-cell table:formula="of:=IF([.$F212]&gt;0;MONTH([.A21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31" calcext:value-type="date">
            <text:p>2023-07-31</text:p>
          </table:table-cell>
          <table:table-cell table:formula="of:=IF([.$F213]&gt;0;MONTH([.A21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1" calcext:value-type="date">
            <text:p>2023-08-01</text:p>
          </table:table-cell>
          <table:table-cell table:formula="of:=IF([.$F214]&gt;0;MONTH([.A21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2" calcext:value-type="date">
            <text:p>2023-08-02</text:p>
          </table:table-cell>
          <table:table-cell table:formula="of:=IF([.$F215]&gt;0;MONTH([.A21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3" calcext:value-type="date">
            <text:p>2023-08-03</text:p>
          </table:table-cell>
          <table:table-cell table:formula="of:=IF([.$F216]&gt;0;MONTH([.A21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4" calcext:value-type="date">
            <text:p>2023-08-04</text:p>
          </table:table-cell>
          <table:table-cell table:formula="of:=IF([.$F217]&gt;0;MONTH([.A21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5" calcext:value-type="date">
            <text:p>2023-08-05</text:p>
          </table:table-cell>
          <table:table-cell table:formula="of:=IF([.$F218]&gt;0;MONTH([.A21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6" calcext:value-type="date">
            <text:p>2023-08-06</text:p>
          </table:table-cell>
          <table:table-cell table:formula="of:=IF([.$F219]&gt;0;MONTH([.A21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7" calcext:value-type="date">
            <text:p>2023-08-07</text:p>
          </table:table-cell>
          <table:table-cell table:formula="of:=IF([.$F220]&gt;0;MONTH([.A22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8" calcext:value-type="date">
            <text:p>2023-08-08</text:p>
          </table:table-cell>
          <table:table-cell table:formula="of:=IF([.$F221]&gt;0;MONTH([.A22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9" calcext:value-type="date">
            <text:p>2023-08-09</text:p>
          </table:table-cell>
          <table:table-cell table:formula="of:=IF([.$F222]&gt;0;MONTH([.A22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0" calcext:value-type="date">
            <text:p>2023-08-10</text:p>
          </table:table-cell>
          <table:table-cell table:formula="of:=IF([.$F223]&gt;0;MONTH([.A22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1" calcext:value-type="date">
            <text:p>2023-08-11</text:p>
          </table:table-cell>
          <table:table-cell table:formula="of:=IF([.$F224]&gt;0;MONTH([.A22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2" calcext:value-type="date">
            <text:p>2023-08-12</text:p>
          </table:table-cell>
          <table:table-cell table:formula="of:=IF([.$F225]&gt;0;MONTH([.A22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3" calcext:value-type="date">
            <text:p>2023-08-13</text:p>
          </table:table-cell>
          <table:table-cell table:formula="of:=IF([.$F226]&gt;0;MONTH([.A22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4" calcext:value-type="date">
            <text:p>2023-08-14</text:p>
          </table:table-cell>
          <table:table-cell table:formula="of:=IF([.$F227]&gt;0;MONTH([.A22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5" calcext:value-type="date">
            <text:p>2023-08-15</text:p>
          </table:table-cell>
          <table:table-cell table:formula="of:=IF([.$F228]&gt;0;MONTH([.A22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6" calcext:value-type="date">
            <text:p>2023-08-16</text:p>
          </table:table-cell>
          <table:table-cell table:formula="of:=IF([.$F229]&gt;0;MONTH([.A22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7" calcext:value-type="date">
            <text:p>2023-08-17</text:p>
          </table:table-cell>
          <table:table-cell table:formula="of:=IF([.$F230]&gt;0;MONTH([.A23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8" calcext:value-type="date">
            <text:p>2023-08-18</text:p>
          </table:table-cell>
          <table:table-cell table:formula="of:=IF([.$F231]&gt;0;MONTH([.A23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9" calcext:value-type="date">
            <text:p>2023-08-19</text:p>
          </table:table-cell>
          <table:table-cell table:formula="of:=IF([.$F232]&gt;0;MONTH([.A23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0" calcext:value-type="date">
            <text:p>2023-08-20</text:p>
          </table:table-cell>
          <table:table-cell table:formula="of:=IF([.$F233]&gt;0;MONTH([.A23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1" calcext:value-type="date">
            <text:p>2023-08-21</text:p>
          </table:table-cell>
          <table:table-cell table:formula="of:=IF([.$F234]&gt;0;MONTH([.A23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2" calcext:value-type="date">
            <text:p>2023-08-22</text:p>
          </table:table-cell>
          <table:table-cell table:formula="of:=IF([.$F235]&gt;0;MONTH([.A23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3" calcext:value-type="date">
            <text:p>2023-08-23</text:p>
          </table:table-cell>
          <table:table-cell table:formula="of:=IF([.$F236]&gt;0;MONTH([.A23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4" calcext:value-type="date">
            <text:p>2023-08-24</text:p>
          </table:table-cell>
          <table:table-cell table:formula="of:=IF([.$F237]&gt;0;MONTH([.A23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5" calcext:value-type="date">
            <text:p>2023-08-25</text:p>
          </table:table-cell>
          <table:table-cell table:formula="of:=IF([.$F238]&gt;0;MONTH([.A23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6" calcext:value-type="date">
            <text:p>2023-08-26</text:p>
          </table:table-cell>
          <table:table-cell table:formula="of:=IF([.$F239]&gt;0;MONTH([.A23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7" calcext:value-type="date">
            <text:p>2023-08-27</text:p>
          </table:table-cell>
          <table:table-cell table:formula="of:=IF([.$F240]&gt;0;MONTH([.A24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8" calcext:value-type="date">
            <text:p>2023-08-28</text:p>
          </table:table-cell>
          <table:table-cell table:formula="of:=IF([.$F241]&gt;0;MONTH([.A24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9" calcext:value-type="date">
            <text:p>2023-08-29</text:p>
          </table:table-cell>
          <table:table-cell table:formula="of:=IF([.$F242]&gt;0;MONTH([.A24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30" calcext:value-type="date">
            <text:p>2023-08-30</text:p>
          </table:table-cell>
          <table:table-cell table:formula="of:=IF([.$F243]&gt;0;MONTH([.A24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31" calcext:value-type="date">
            <text:p>2023-08-31</text:p>
          </table:table-cell>
          <table:table-cell table:formula="of:=IF([.$F244]&gt;0;MONTH([.A24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1" calcext:value-type="date">
            <text:p>2023-09-01</text:p>
          </table:table-cell>
          <table:table-cell table:formula="of:=IF([.$F245]&gt;0;MONTH([.A24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2" calcext:value-type="date">
            <text:p>2023-09-02</text:p>
          </table:table-cell>
          <table:table-cell table:formula="of:=IF([.$F246]&gt;0;MONTH([.A24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3" calcext:value-type="date">
            <text:p>2023-09-03</text:p>
          </table:table-cell>
          <table:table-cell table:formula="of:=IF([.$F247]&gt;0;MONTH([.A24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4" calcext:value-type="date">
            <text:p>2023-09-04</text:p>
          </table:table-cell>
          <table:table-cell table:formula="of:=IF([.$F248]&gt;0;MONTH([.A24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5" calcext:value-type="date">
            <text:p>2023-09-05</text:p>
          </table:table-cell>
          <table:table-cell table:formula="of:=IF([.$F249]&gt;0;MONTH([.A24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6" calcext:value-type="date">
            <text:p>2023-09-06</text:p>
          </table:table-cell>
          <table:table-cell table:formula="of:=IF([.$F250]&gt;0;MONTH([.A25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7" calcext:value-type="date">
            <text:p>2023-09-07</text:p>
          </table:table-cell>
          <table:table-cell table:formula="of:=IF([.$F251]&gt;0;MONTH([.A25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8" calcext:value-type="date">
            <text:p>2023-09-08</text:p>
          </table:table-cell>
          <table:table-cell table:formula="of:=IF([.$F252]&gt;0;MONTH([.A25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9" calcext:value-type="date">
            <text:p>2023-09-09</text:p>
          </table:table-cell>
          <table:table-cell table:formula="of:=IF([.$F253]&gt;0;MONTH([.A25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0" calcext:value-type="date">
            <text:p>2023-09-10</text:p>
          </table:table-cell>
          <table:table-cell table:formula="of:=IF([.$F254]&gt;0;MONTH([.A25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1" calcext:value-type="date">
            <text:p>2023-09-11</text:p>
          </table:table-cell>
          <table:table-cell table:formula="of:=IF([.$F255]&gt;0;MONTH([.A25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2" calcext:value-type="date">
            <text:p>2023-09-12</text:p>
          </table:table-cell>
          <table:table-cell table:formula="of:=IF([.$F256]&gt;0;MONTH([.A25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3" calcext:value-type="date">
            <text:p>2023-09-13</text:p>
          </table:table-cell>
          <table:table-cell table:formula="of:=IF([.$F257]&gt;0;MONTH([.A25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4" calcext:value-type="date">
            <text:p>2023-09-14</text:p>
          </table:table-cell>
          <table:table-cell table:formula="of:=IF([.$F258]&gt;0;MONTH([.A25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5" calcext:value-type="date">
            <text:p>2023-09-15</text:p>
          </table:table-cell>
          <table:table-cell table:formula="of:=IF([.$F259]&gt;0;MONTH([.A25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6" calcext:value-type="date">
            <text:p>2023-09-16</text:p>
          </table:table-cell>
          <table:table-cell table:formula="of:=IF([.$F260]&gt;0;MONTH([.A26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7" calcext:value-type="date">
            <text:p>2023-09-17</text:p>
          </table:table-cell>
          <table:table-cell table:formula="of:=IF([.$F261]&gt;0;MONTH([.A26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8" calcext:value-type="date">
            <text:p>2023-09-18</text:p>
          </table:table-cell>
          <table:table-cell table:formula="of:=IF([.$F262]&gt;0;MONTH([.A26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9" calcext:value-type="date">
            <text:p>2023-09-19</text:p>
          </table:table-cell>
          <table:table-cell table:formula="of:=IF([.$F263]&gt;0;MONTH([.A26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0" calcext:value-type="date">
            <text:p>2023-09-20</text:p>
          </table:table-cell>
          <table:table-cell table:formula="of:=IF([.$F264]&gt;0;MONTH([.A26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1" calcext:value-type="date">
            <text:p>2023-09-21</text:p>
          </table:table-cell>
          <table:table-cell table:formula="of:=IF([.$F265]&gt;0;MONTH([.A26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2" calcext:value-type="date">
            <text:p>2023-09-22</text:p>
          </table:table-cell>
          <table:table-cell table:formula="of:=IF([.$F266]&gt;0;MONTH([.A26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3" calcext:value-type="date">
            <text:p>2023-09-23</text:p>
          </table:table-cell>
          <table:table-cell table:formula="of:=IF([.$F267]&gt;0;MONTH([.A26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4" calcext:value-type="date">
            <text:p>2023-09-24</text:p>
          </table:table-cell>
          <table:table-cell table:formula="of:=IF([.$F268]&gt;0;MONTH([.A26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5" calcext:value-type="date">
            <text:p>2023-09-25</text:p>
          </table:table-cell>
          <table:table-cell table:formula="of:=IF([.$F269]&gt;0;MONTH([.A26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6" calcext:value-type="date">
            <text:p>2023-09-26</text:p>
          </table:table-cell>
          <table:table-cell table:formula="of:=IF([.$F270]&gt;0;MONTH([.A27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7" calcext:value-type="date">
            <text:p>2023-09-27</text:p>
          </table:table-cell>
          <table:table-cell table:formula="of:=IF([.$F271]&gt;0;MONTH([.A27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8" calcext:value-type="date">
            <text:p>2023-09-28</text:p>
          </table:table-cell>
          <table:table-cell table:formula="of:=IF([.$F272]&gt;0;MONTH([.A27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9" calcext:value-type="date">
            <text:p>2023-09-29</text:p>
          </table:table-cell>
          <table:table-cell table:formula="of:=IF([.$F273]&gt;0;MONTH([.A27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30" calcext:value-type="date">
            <text:p>2023-09-30</text:p>
          </table:table-cell>
          <table:table-cell table:formula="of:=IF([.$F274]&gt;0;MONTH([.A27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1" calcext:value-type="date">
            <text:p>2023-10-01</text:p>
          </table:table-cell>
          <table:table-cell table:formula="of:=IF([.$F275]&gt;0;MONTH([.A27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2" calcext:value-type="date">
            <text:p>2023-10-02</text:p>
          </table:table-cell>
          <table:table-cell table:formula="of:=IF([.$F276]&gt;0;MONTH([.A27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3" calcext:value-type="date">
            <text:p>2023-10-03</text:p>
          </table:table-cell>
          <table:table-cell table:formula="of:=IF([.$F277]&gt;0;MONTH([.A27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4" calcext:value-type="date">
            <text:p>2023-10-04</text:p>
          </table:table-cell>
          <table:table-cell table:formula="of:=IF([.$F278]&gt;0;MONTH([.A27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5" calcext:value-type="date">
            <text:p>2023-10-05</text:p>
          </table:table-cell>
          <table:table-cell table:formula="of:=IF([.$F279]&gt;0;MONTH([.A27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6" calcext:value-type="date">
            <text:p>2023-10-06</text:p>
          </table:table-cell>
          <table:table-cell table:formula="of:=IF([.$F280]&gt;0;MONTH([.A28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7" calcext:value-type="date">
            <text:p>2023-10-07</text:p>
          </table:table-cell>
          <table:table-cell table:formula="of:=IF([.$F281]&gt;0;MONTH([.A28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8" calcext:value-type="date">
            <text:p>2023-10-08</text:p>
          </table:table-cell>
          <table:table-cell table:formula="of:=IF([.$F282]&gt;0;MONTH([.A28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9" calcext:value-type="date">
            <text:p>2023-10-09</text:p>
          </table:table-cell>
          <table:table-cell table:formula="of:=IF([.$F283]&gt;0;MONTH([.A28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0" calcext:value-type="date">
            <text:p>2023-10-10</text:p>
          </table:table-cell>
          <table:table-cell table:formula="of:=IF([.$F284]&gt;0;MONTH([.A28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1" calcext:value-type="date">
            <text:p>2023-10-11</text:p>
          </table:table-cell>
          <table:table-cell table:formula="of:=IF([.$F285]&gt;0;MONTH([.A28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2" calcext:value-type="date">
            <text:p>2023-10-12</text:p>
          </table:table-cell>
          <table:table-cell table:formula="of:=IF([.$F286]&gt;0;MONTH([.A28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3" calcext:value-type="date">
            <text:p>2023-10-13</text:p>
          </table:table-cell>
          <table:table-cell table:formula="of:=IF([.$F287]&gt;0;MONTH([.A28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4" calcext:value-type="date">
            <text:p>2023-10-14</text:p>
          </table:table-cell>
          <table:table-cell table:formula="of:=IF([.$F288]&gt;0;MONTH([.A28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5" calcext:value-type="date">
            <text:p>2023-10-15</text:p>
          </table:table-cell>
          <table:table-cell table:formula="of:=IF([.$F289]&gt;0;MONTH([.A28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6" calcext:value-type="date">
            <text:p>2023-10-16</text:p>
          </table:table-cell>
          <table:table-cell table:formula="of:=IF([.$F290]&gt;0;MONTH([.A29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7" calcext:value-type="date">
            <text:p>2023-10-17</text:p>
          </table:table-cell>
          <table:table-cell table:formula="of:=IF([.$F291]&gt;0;MONTH([.A29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8" calcext:value-type="date">
            <text:p>2023-10-18</text:p>
          </table:table-cell>
          <table:table-cell table:formula="of:=IF([.$F292]&gt;0;MONTH([.A29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9" calcext:value-type="date">
            <text:p>2023-10-19</text:p>
          </table:table-cell>
          <table:table-cell table:formula="of:=IF([.$F293]&gt;0;MONTH([.A29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0" calcext:value-type="date">
            <text:p>2023-10-20</text:p>
          </table:table-cell>
          <table:table-cell table:formula="of:=IF([.$F294]&gt;0;MONTH([.A29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1" calcext:value-type="date">
            <text:p>2023-10-21</text:p>
          </table:table-cell>
          <table:table-cell table:formula="of:=IF([.$F295]&gt;0;MONTH([.A29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table:formula="of:=IF([.$F296]&gt;0;MONTH([.A29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3" calcext:value-type="date">
            <text:p>2023-10-23</text:p>
          </table:table-cell>
          <table:table-cell table:formula="of:=IF([.$F297]&gt;0;MONTH([.A29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4" calcext:value-type="date">
            <text:p>2023-10-24</text:p>
          </table:table-cell>
          <table:table-cell table:formula="of:=IF([.$F298]&gt;0;MONTH([.A29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5" calcext:value-type="date">
            <text:p>2023-10-25</text:p>
          </table:table-cell>
          <table:table-cell table:formula="of:=IF([.$F299]&gt;0;MONTH([.A29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6" calcext:value-type="date">
            <text:p>2023-10-26</text:p>
          </table:table-cell>
          <table:table-cell table:formula="of:=IF([.$F300]&gt;0;MONTH([.A30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7" calcext:value-type="date">
            <text:p>2023-10-27</text:p>
          </table:table-cell>
          <table:table-cell table:formula="of:=IF([.$F301]&gt;0;MONTH([.A30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8" calcext:value-type="date">
            <text:p>2023-10-28</text:p>
          </table:table-cell>
          <table:table-cell table:formula="of:=IF([.$F302]&gt;0;MONTH([.A30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9" calcext:value-type="date">
            <text:p>2023-10-29</text:p>
          </table:table-cell>
          <table:table-cell table:formula="of:=IF([.$F303]&gt;0;MONTH([.A30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30" calcext:value-type="date">
            <text:p>2023-10-30</text:p>
          </table:table-cell>
          <table:table-cell table:formula="of:=IF([.$F304]&gt;0;MONTH([.A30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31" calcext:value-type="date">
            <text:p>2023-10-31</text:p>
          </table:table-cell>
          <table:table-cell table:formula="of:=IF([.$F305]&gt;0;MONTH([.A30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1" calcext:value-type="date">
            <text:p>2023-11-01</text:p>
          </table:table-cell>
          <table:table-cell table:formula="of:=IF([.$F306]&gt;0;MONTH([.A30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2" calcext:value-type="date">
            <text:p>2023-11-02</text:p>
          </table:table-cell>
          <table:table-cell table:formula="of:=IF([.$F307]&gt;0;MONTH([.A30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3" calcext:value-type="date">
            <text:p>2023-11-03</text:p>
          </table:table-cell>
          <table:table-cell table:formula="of:=IF([.$F308]&gt;0;MONTH([.A30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4" calcext:value-type="date">
            <text:p>2023-11-04</text:p>
          </table:table-cell>
          <table:table-cell table:formula="of:=IF([.$F309]&gt;0;MONTH([.A30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5" calcext:value-type="date">
            <text:p>2023-11-05</text:p>
          </table:table-cell>
          <table:table-cell table:formula="of:=IF([.$F310]&gt;0;MONTH([.A31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6" calcext:value-type="date">
            <text:p>2023-11-06</text:p>
          </table:table-cell>
          <table:table-cell table:formula="of:=IF([.$F311]&gt;0;MONTH([.A31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7" calcext:value-type="date">
            <text:p>2023-11-07</text:p>
          </table:table-cell>
          <table:table-cell table:formula="of:=IF([.$F312]&gt;0;MONTH([.A31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8" calcext:value-type="date">
            <text:p>2023-11-08</text:p>
          </table:table-cell>
          <table:table-cell table:formula="of:=IF([.$F313]&gt;0;MONTH([.A31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9" calcext:value-type="date">
            <text:p>2023-11-09</text:p>
          </table:table-cell>
          <table:table-cell table:formula="of:=IF([.$F314]&gt;0;MONTH([.A31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0" calcext:value-type="date">
            <text:p>2023-11-10</text:p>
          </table:table-cell>
          <table:table-cell table:formula="of:=IF([.$F315]&gt;0;MONTH([.A31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1" calcext:value-type="date">
            <text:p>2023-11-11</text:p>
          </table:table-cell>
          <table:table-cell table:formula="of:=IF([.$F316]&gt;0;MONTH([.A31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2" calcext:value-type="date">
            <text:p>2023-11-12</text:p>
          </table:table-cell>
          <table:table-cell table:formula="of:=IF([.$F317]&gt;0;MONTH([.A31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3" calcext:value-type="date">
            <text:p>2023-11-13</text:p>
          </table:table-cell>
          <table:table-cell table:formula="of:=IF([.$F318]&gt;0;MONTH([.A31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4" calcext:value-type="date">
            <text:p>2023-11-14</text:p>
          </table:table-cell>
          <table:table-cell table:formula="of:=IF([.$F319]&gt;0;MONTH([.A31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5" calcext:value-type="date">
            <text:p>2023-11-15</text:p>
          </table:table-cell>
          <table:table-cell table:formula="of:=IF([.$F320]&gt;0;MONTH([.A32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6" calcext:value-type="date">
            <text:p>2023-11-16</text:p>
          </table:table-cell>
          <table:table-cell table:formula="of:=IF([.$F321]&gt;0;MONTH([.A32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7" calcext:value-type="date">
            <text:p>2023-11-17</text:p>
          </table:table-cell>
          <table:table-cell table:formula="of:=IF([.$F322]&gt;0;MONTH([.A32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8" calcext:value-type="date">
            <text:p>2023-11-18</text:p>
          </table:table-cell>
          <table:table-cell table:formula="of:=IF([.$F323]&gt;0;MONTH([.A32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9" calcext:value-type="date">
            <text:p>2023-11-19</text:p>
          </table:table-cell>
          <table:table-cell table:formula="of:=IF([.$F324]&gt;0;MONTH([.A32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0" calcext:value-type="date">
            <text:p>2023-11-20</text:p>
          </table:table-cell>
          <table:table-cell table:formula="of:=IF([.$F325]&gt;0;MONTH([.A32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1" calcext:value-type="date">
            <text:p>2023-11-21</text:p>
          </table:table-cell>
          <table:table-cell table:formula="of:=IF([.$F326]&gt;0;MONTH([.A32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2" calcext:value-type="date">
            <text:p>2023-11-22</text:p>
          </table:table-cell>
          <table:table-cell table:formula="of:=IF([.$F327]&gt;0;MONTH([.A32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3" calcext:value-type="date">
            <text:p>2023-11-23</text:p>
          </table:table-cell>
          <table:table-cell table:formula="of:=IF([.$F328]&gt;0;MONTH([.A32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4" calcext:value-type="date">
            <text:p>2023-11-24</text:p>
          </table:table-cell>
          <table:table-cell table:formula="of:=IF([.$F329]&gt;0;MONTH([.A32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5" calcext:value-type="date">
            <text:p>2023-11-25</text:p>
          </table:table-cell>
          <table:table-cell table:formula="of:=IF([.$F330]&gt;0;MONTH([.A33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6" calcext:value-type="date">
            <text:p>2023-11-26</text:p>
          </table:table-cell>
          <table:table-cell table:formula="of:=IF([.$F331]&gt;0;MONTH([.A33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7" calcext:value-type="date">
            <text:p>2023-11-27</text:p>
          </table:table-cell>
          <table:table-cell table:formula="of:=IF([.$F332]&gt;0;MONTH([.A33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8" calcext:value-type="date">
            <text:p>2023-11-28</text:p>
          </table:table-cell>
          <table:table-cell table:formula="of:=IF([.$F333]&gt;0;MONTH([.A33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9" calcext:value-type="date">
            <text:p>2023-11-29</text:p>
          </table:table-cell>
          <table:table-cell table:formula="of:=IF([.$F334]&gt;0;MONTH([.A33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30" calcext:value-type="date">
            <text:p>2023-11-30</text:p>
          </table:table-cell>
          <table:table-cell table:formula="of:=IF([.$F335]&gt;0;MONTH([.A33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1" calcext:value-type="date">
            <text:p>2023-12-01</text:p>
          </table:table-cell>
          <table:table-cell table:formula="of:=IF([.$F336]&gt;0;MONTH([.A33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2" calcext:value-type="date">
            <text:p>2023-12-02</text:p>
          </table:table-cell>
          <table:table-cell table:formula="of:=IF([.$F337]&gt;0;MONTH([.A33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3" calcext:value-type="date">
            <text:p>2023-12-03</text:p>
          </table:table-cell>
          <table:table-cell table:formula="of:=IF([.$F338]&gt;0;MONTH([.A33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4" calcext:value-type="date">
            <text:p>2023-12-04</text:p>
          </table:table-cell>
          <table:table-cell table:formula="of:=IF([.$F339]&gt;0;MONTH([.A33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5" calcext:value-type="date">
            <text:p>2023-12-05</text:p>
          </table:table-cell>
          <table:table-cell table:formula="of:=IF([.$F340]&gt;0;MONTH([.A34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6" calcext:value-type="date">
            <text:p>2023-12-06</text:p>
          </table:table-cell>
          <table:table-cell table:formula="of:=IF([.$F341]&gt;0;MONTH([.A34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7" calcext:value-type="date">
            <text:p>2023-12-07</text:p>
          </table:table-cell>
          <table:table-cell table:formula="of:=IF([.$F342]&gt;0;MONTH([.A34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8" calcext:value-type="date">
            <text:p>2023-12-08</text:p>
          </table:table-cell>
          <table:table-cell table:formula="of:=IF([.$F343]&gt;0;MONTH([.A34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9" calcext:value-type="date">
            <text:p>2023-12-09</text:p>
          </table:table-cell>
          <table:table-cell table:formula="of:=IF([.$F344]&gt;0;MONTH([.A34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0" calcext:value-type="date">
            <text:p>2023-12-10</text:p>
          </table:table-cell>
          <table:table-cell table:formula="of:=IF([.$F345]&gt;0;MONTH([.A34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1" calcext:value-type="date">
            <text:p>2023-12-11</text:p>
          </table:table-cell>
          <table:table-cell table:formula="of:=IF([.$F346]&gt;0;MONTH([.A34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2" calcext:value-type="date">
            <text:p>2023-12-12</text:p>
          </table:table-cell>
          <table:table-cell table:formula="of:=IF([.$F347]&gt;0;MONTH([.A34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3" calcext:value-type="date">
            <text:p>2023-12-13</text:p>
          </table:table-cell>
          <table:table-cell table:formula="of:=IF([.$F348]&gt;0;MONTH([.A34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4" calcext:value-type="date">
            <text:p>2023-12-14</text:p>
          </table:table-cell>
          <table:table-cell table:formula="of:=IF([.$F349]&gt;0;MONTH([.A34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5" calcext:value-type="date">
            <text:p>2023-12-15</text:p>
          </table:table-cell>
          <table:table-cell table:formula="of:=IF([.$F350]&gt;0;MONTH([.A35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6" calcext:value-type="date">
            <text:p>2023-12-16</text:p>
          </table:table-cell>
          <table:table-cell table:formula="of:=IF([.$F351]&gt;0;MONTH([.A35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7" calcext:value-type="date">
            <text:p>2023-12-17</text:p>
          </table:table-cell>
          <table:table-cell table:formula="of:=IF([.$F352]&gt;0;MONTH([.A35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8" calcext:value-type="date">
            <text:p>2023-12-18</text:p>
          </table:table-cell>
          <table:table-cell table:formula="of:=IF([.$F353]&gt;0;MONTH([.A35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9" calcext:value-type="date">
            <text:p>2023-12-19</text:p>
          </table:table-cell>
          <table:table-cell table:formula="of:=IF([.$F354]&gt;0;MONTH([.A35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0" calcext:value-type="date">
            <text:p>2023-12-20</text:p>
          </table:table-cell>
          <table:table-cell table:formula="of:=IF([.$F355]&gt;0;MONTH([.A35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1" calcext:value-type="date">
            <text:p>2023-12-21</text:p>
          </table:table-cell>
          <table:table-cell table:formula="of:=IF([.$F356]&gt;0;MONTH([.A35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2" calcext:value-type="date">
            <text:p>2023-12-22</text:p>
          </table:table-cell>
          <table:table-cell table:formula="of:=IF([.$F357]&gt;0;MONTH([.A357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3" calcext:value-type="date">
            <text:p>2023-12-23</text:p>
          </table:table-cell>
          <table:table-cell table:formula="of:=IF([.$F358]&gt;0;MONTH([.A358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4" calcext:value-type="date">
            <text:p>2023-12-24</text:p>
          </table:table-cell>
          <table:table-cell table:formula="of:=IF([.$F359]&gt;0;MONTH([.A359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5" calcext:value-type="date">
            <text:p>2023-12-25</text:p>
          </table:table-cell>
          <table:table-cell table:formula="of:=IF([.$F360]&gt;0;MONTH([.A360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6" calcext:value-type="date">
            <text:p>2023-12-26</text:p>
          </table:table-cell>
          <table:table-cell table:formula="of:=IF([.$F361]&gt;0;MONTH([.A361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7" calcext:value-type="date">
            <text:p>2023-12-27</text:p>
          </table:table-cell>
          <table:table-cell table:formula="of:=IF([.$F362]&gt;0;MONTH([.A362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8" calcext:value-type="date">
            <text:p>2023-12-28</text:p>
          </table:table-cell>
          <table:table-cell table:formula="of:=IF([.$F363]&gt;0;MONTH([.A363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9" calcext:value-type="date">
            <text:p>2023-12-29</text:p>
          </table:table-cell>
          <table:table-cell table:formula="of:=IF([.$F364]&gt;0;MONTH([.A364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30" calcext:value-type="date">
            <text:p>2023-12-30</text:p>
          </table:table-cell>
          <table:table-cell table:formula="of:=IF([.$F365]&gt;0;MONTH([.A365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31" calcext:value-type="date">
            <text:p>2023-12-31</text:p>
          </table:table-cell>
          <table:table-cell table:formula="of:=IF([.$F366]&gt;0;MONTH([.A366]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verages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%import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5" table:formula="of:=IF(COUNTIF([.$B$2:.$B$366];[.$B369])&gt;0;AVERAGEIF([.$B$2:.$B$366];[.$B369];[.C$2:.C$366]);0)" office:value-type="float" office:value="0" calcext:value-type="float">
            <text:p>0.00</text:p>
          </table:table-cell>
          <table:table-cell table:style-name="ce5" table:formula="of:=IF(COUNTIF([.$B$2:.$B$366];[.$B369])&gt;0;AVERAGEIF([.$B$2:.$B$366];[.$B369];[.D$2:.D$366]);0)" office:value-type="float" office:value="0" calcext:value-type="float">
            <text:p>0.00</text:p>
          </table:table-cell>
          <table:table-cell table:style-name="ce5" table:formula="of:=IF(COUNTIF([.$B$2:.$B$366];[.$B369])&gt;0;AVERAGEIF([.$B$2:.$B$366];[.$B369];[.E$2:.E$366]);0)" office:value-type="float" office:value="0" calcext:value-type="float">
            <text:p>0.00</text:p>
          </table:table-cell>
          <table:table-cell table:style-name="ce5" table:formula="of:=IF(COUNTIF([.$B$2:.$B$366];[.$B369])&gt;0;AVERAGEIF([.$B$2:.$B$366];[.$B369];[.F$2:.F$366]);0)" office:value-type="float" office:value="0" calcext:value-type="float">
            <text:p>0.00</text:p>
          </table:table-cell>
          <table:table-cell table:style-name="ce5" table:formula="of:=IF(COUNTIF([.$B$2:.$B$366];[.$B369])&gt;0;AVERAGEIF([.$B$2:.$B$366];[.$B369];[.G$2:.G$366]);0)" office:value-type="float" office:value="0" calcext:value-type="float">
            <text:p>0.00</text:p>
          </table:table-cell>
          <table:table-cell table:style-name="ce5" table:formula="of:=IF([.F369];100*[.D369]/[.F369];0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5" table:formula="of:=IF(COUNTIF([.$B$2:.$B$366];[.$B370])&gt;0;AVERAGEIF([.$B$2:.$B$366];[.$B370];[.C$2:.C$366]);0)" office:value-type="float" office:value="0" calcext:value-type="float">
            <text:p>0.00</text:p>
          </table:table-cell>
          <table:table-cell table:style-name="ce5" table:formula="of:=IF(COUNTIF([.$B$2:.$B$366];[.$B370])&gt;0;AVERAGEIF([.$B$2:.$B$366];[.$B370];[.D$2:.D$366]);0)" office:value-type="float" office:value="0" calcext:value-type="float">
            <text:p>0.00</text:p>
          </table:table-cell>
          <table:table-cell table:style-name="ce5" table:formula="of:=IF(COUNTIF([.$B$2:.$B$366];[.$B370])&gt;0;AVERAGEIF([.$B$2:.$B$366];[.$B370];[.E$2:.E$366]);0)" office:value-type="float" office:value="0" calcext:value-type="float">
            <text:p>0.00</text:p>
          </table:table-cell>
          <table:table-cell table:style-name="ce5" table:formula="of:=IF(COUNTIF([.$B$2:.$B$366];[.$B370])&gt;0;AVERAGEIF([.$B$2:.$B$366];[.$B370];[.F$2:.F$366]);0)" office:value-type="float" office:value="0" calcext:value-type="float">
            <text:p>0.00</text:p>
          </table:table-cell>
          <table:table-cell table:style-name="ce5" table:formula="of:=IF(COUNTIF([.$B$2:.$B$366];[.$B370])&gt;0;AVERAGEIF([.$B$2:.$B$366];[.$B370];[.G$2:.G$366]);0)" office:value-type="float" office:value="0" calcext:value-type="float">
            <text:p>0.00</text:p>
          </table:table-cell>
          <table:table-cell table:style-name="ce5" table:formula="of:=IF([.F370];100*[.D370]/[.F370];0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5" table:formula="of:=IF(COUNTIF([.$B$2:.$B$366];[.$B371])&gt;0;AVERAGEIF([.$B$2:.$B$366];[.$B371];[.C$2:.C$366]);0)" office:value-type="float" office:value="0" calcext:value-type="float">
            <text:p>0.00</text:p>
          </table:table-cell>
          <table:table-cell table:style-name="ce5" table:formula="of:=IF(COUNTIF([.$B$2:.$B$366];[.$B371])&gt;0;AVERAGEIF([.$B$2:.$B$366];[.$B371];[.D$2:.D$366]);0)" office:value-type="float" office:value="0" calcext:value-type="float">
            <text:p>0.00</text:p>
          </table:table-cell>
          <table:table-cell table:style-name="ce5" table:formula="of:=IF(COUNTIF([.$B$2:.$B$366];[.$B371])&gt;0;AVERAGEIF([.$B$2:.$B$366];[.$B371];[.E$2:.E$366]);0)" office:value-type="float" office:value="0" calcext:value-type="float">
            <text:p>0.00</text:p>
          </table:table-cell>
          <table:table-cell table:style-name="ce5" table:formula="of:=IF(COUNTIF([.$B$2:.$B$366];[.$B371])&gt;0;AVERAGEIF([.$B$2:.$B$366];[.$B371];[.F$2:.F$366]);0)" office:value-type="float" office:value="0" calcext:value-type="float">
            <text:p>0.00</text:p>
          </table:table-cell>
          <table:table-cell table:style-name="ce5" table:formula="of:=IF(COUNTIF([.$B$2:.$B$366];[.$B371])&gt;0;AVERAGEIF([.$B$2:.$B$366];[.$B371];[.G$2:.G$366]);0)" office:value-type="float" office:value="0" calcext:value-type="float">
            <text:p>0.00</text:p>
          </table:table-cell>
          <table:table-cell table:style-name="ce5" table:formula="of:=IF([.F371];100*[.D371]/[.F371];0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5" table:formula="of:=IF(COUNTIF([.$B$2:.$B$366];[.$B372])&gt;0;AVERAGEIF([.$B$2:.$B$366];[.$B372];[.C$2:.C$366]);0)" office:value-type="float" office:value="0" calcext:value-type="float">
            <text:p>0.00</text:p>
          </table:table-cell>
          <table:table-cell table:style-name="ce5" table:formula="of:=IF(COUNTIF([.$B$2:.$B$366];[.$B372])&gt;0;AVERAGEIF([.$B$2:.$B$366];[.$B372];[.D$2:.D$366]);0)" office:value-type="float" office:value="0" calcext:value-type="float">
            <text:p>0.00</text:p>
          </table:table-cell>
          <table:table-cell table:style-name="ce5" table:formula="of:=IF(COUNTIF([.$B$2:.$B$366];[.$B372])&gt;0;AVERAGEIF([.$B$2:.$B$366];[.$B372];[.E$2:.E$366]);0)" office:value-type="float" office:value="0" calcext:value-type="float">
            <text:p>0.00</text:p>
          </table:table-cell>
          <table:table-cell table:style-name="ce5" table:formula="of:=IF(COUNTIF([.$B$2:.$B$366];[.$B372])&gt;0;AVERAGEIF([.$B$2:.$B$366];[.$B372];[.F$2:.F$366]);0)" office:value-type="float" office:value="0" calcext:value-type="float">
            <text:p>0.00</text:p>
          </table:table-cell>
          <table:table-cell table:style-name="ce5" table:formula="of:=IF(COUNTIF([.$B$2:.$B$366];[.$B372])&gt;0;AVERAGEIF([.$B$2:.$B$366];[.$B372];[.G$2:.G$366]);0)" office:value-type="float" office:value="0" calcext:value-type="float">
            <text:p>0.00</text:p>
          </table:table-cell>
          <table:table-cell table:style-name="ce5" table:formula="of:=IF([.F372];100*[.D372]/[.F372];0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5" table:formula="of:=IF(COUNTIF([.$B$2:.$B$366];[.$B373])&gt;0;AVERAGEIF([.$B$2:.$B$366];[.$B373];[.C$2:.C$366]);0)" office:value-type="float" office:value="0" calcext:value-type="float">
            <text:p>0.00</text:p>
          </table:table-cell>
          <table:table-cell table:style-name="ce5" table:formula="of:=IF(COUNTIF([.$B$2:.$B$366];[.$B373])&gt;0;AVERAGEIF([.$B$2:.$B$366];[.$B373];[.D$2:.D$366]);0)" office:value-type="float" office:value="0" calcext:value-type="float">
            <text:p>0.00</text:p>
          </table:table-cell>
          <table:table-cell table:style-name="ce5" table:formula="of:=IF(COUNTIF([.$B$2:.$B$366];[.$B373])&gt;0;AVERAGEIF([.$B$2:.$B$366];[.$B373];[.E$2:.E$366]);0)" office:value-type="float" office:value="0" calcext:value-type="float">
            <text:p>0.00</text:p>
          </table:table-cell>
          <table:table-cell table:style-name="ce5" table:formula="of:=IF(COUNTIF([.$B$2:.$B$366];[.$B373])&gt;0;AVERAGEIF([.$B$2:.$B$366];[.$B373];[.F$2:.F$366]);0)" office:value-type="float" office:value="0" calcext:value-type="float">
            <text:p>0.00</text:p>
          </table:table-cell>
          <table:table-cell table:style-name="ce5" table:formula="of:=IF(COUNTIF([.$B$2:.$B$366];[.$B373])&gt;0;AVERAGEIF([.$B$2:.$B$366];[.$B373];[.G$2:.G$366]);0)" office:value-type="float" office:value="0" calcext:value-type="float">
            <text:p>0.00</text:p>
          </table:table-cell>
          <table:table-cell table:style-name="ce5" table:formula="of:=IF([.F373];100*[.D373]/[.F373];0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5" table:formula="of:=IF(COUNTIF([.$B$2:.$B$366];[.$B374])&gt;0;AVERAGEIF([.$B$2:.$B$366];[.$B374];[.C$2:.C$366]);0)" office:value-type="float" office:value="0" calcext:value-type="float">
            <text:p>0.00</text:p>
          </table:table-cell>
          <table:table-cell table:style-name="ce5" table:formula="of:=IF(COUNTIF([.$B$2:.$B$366];[.$B374])&gt;0;AVERAGEIF([.$B$2:.$B$366];[.$B374];[.D$2:.D$366]);0)" office:value-type="float" office:value="0" calcext:value-type="float">
            <text:p>0.00</text:p>
          </table:table-cell>
          <table:table-cell table:style-name="ce5" table:formula="of:=IF(COUNTIF([.$B$2:.$B$366];[.$B374])&gt;0;AVERAGEIF([.$B$2:.$B$366];[.$B374];[.E$2:.E$366]);0)" office:value-type="float" office:value="0" calcext:value-type="float">
            <text:p>0.00</text:p>
          </table:table-cell>
          <table:table-cell table:style-name="ce5" table:formula="of:=IF(COUNTIF([.$B$2:.$B$366];[.$B374])&gt;0;AVERAGEIF([.$B$2:.$B$366];[.$B374];[.F$2:.F$366]);0)" office:value-type="float" office:value="0" calcext:value-type="float">
            <text:p>0.00</text:p>
          </table:table-cell>
          <table:table-cell table:style-name="ce5" table:formula="of:=IF(COUNTIF([.$B$2:.$B$366];[.$B374])&gt;0;AVERAGEIF([.$B$2:.$B$366];[.$B374];[.G$2:.G$366]);0)" office:value-type="float" office:value="0" calcext:value-type="float">
            <text:p>0.00</text:p>
          </table:table-cell>
          <table:table-cell table:style-name="ce5" table:formula="of:=IF([.F374];100*[.D374]/[.F374];0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5" table:formula="of:=IF(COUNTIF([.$B$2:.$B$366];[.$B375])&gt;0;AVERAGEIF([.$B$2:.$B$366];[.$B375];[.C$2:.C$366]);0)" office:value-type="float" office:value="0" calcext:value-type="float">
            <text:p>0.00</text:p>
          </table:table-cell>
          <table:table-cell table:style-name="ce5" table:formula="of:=IF(COUNTIF([.$B$2:.$B$366];[.$B375])&gt;0;AVERAGEIF([.$B$2:.$B$366];[.$B375];[.D$2:.D$366]);0)" office:value-type="float" office:value="0" calcext:value-type="float">
            <text:p>0.00</text:p>
          </table:table-cell>
          <table:table-cell table:style-name="ce5" table:formula="of:=IF(COUNTIF([.$B$2:.$B$366];[.$B375])&gt;0;AVERAGEIF([.$B$2:.$B$366];[.$B375];[.E$2:.E$366]);0)" office:value-type="float" office:value="0" calcext:value-type="float">
            <text:p>0.00</text:p>
          </table:table-cell>
          <table:table-cell table:style-name="ce5" table:formula="of:=IF(COUNTIF([.$B$2:.$B$366];[.$B375])&gt;0;AVERAGEIF([.$B$2:.$B$366];[.$B375];[.F$2:.F$366]);0)" office:value-type="float" office:value="0" calcext:value-type="float">
            <text:p>0.00</text:p>
          </table:table-cell>
          <table:table-cell table:style-name="ce5" table:formula="of:=IF(COUNTIF([.$B$2:.$B$366];[.$B375])&gt;0;AVERAGEIF([.$B$2:.$B$366];[.$B375];[.G$2:.G$366]);0)" office:value-type="float" office:value="0" calcext:value-type="float">
            <text:p>0.00</text:p>
          </table:table-cell>
          <table:table-cell table:style-name="ce5" table:formula="of:=IF([.F375];100*[.D375]/[.F375];0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5" table:formula="of:=IF(COUNTIF([.$B$2:.$B$366];[.$B376])&gt;0;AVERAGEIF([.$B$2:.$B$366];[.$B376];[.C$2:.C$366]);0)" office:value-type="float" office:value="0" calcext:value-type="float">
            <text:p>0.00</text:p>
          </table:table-cell>
          <table:table-cell table:style-name="ce5" table:formula="of:=IF(COUNTIF([.$B$2:.$B$366];[.$B376])&gt;0;AVERAGEIF([.$B$2:.$B$366];[.$B376];[.D$2:.D$366]);0)" office:value-type="float" office:value="0" calcext:value-type="float">
            <text:p>0.00</text:p>
          </table:table-cell>
          <table:table-cell table:style-name="ce5" table:formula="of:=IF(COUNTIF([.$B$2:.$B$366];[.$B376])&gt;0;AVERAGEIF([.$B$2:.$B$366];[.$B376];[.E$2:.E$366]);0)" office:value-type="float" office:value="0" calcext:value-type="float">
            <text:p>0.00</text:p>
          </table:table-cell>
          <table:table-cell table:style-name="ce5" table:formula="of:=IF(COUNTIF([.$B$2:.$B$366];[.$B376])&gt;0;AVERAGEIF([.$B$2:.$B$366];[.$B376];[.F$2:.F$366]);0)" office:value-type="float" office:value="0" calcext:value-type="float">
            <text:p>0.00</text:p>
          </table:table-cell>
          <table:table-cell table:style-name="ce5" table:formula="of:=IF(COUNTIF([.$B$2:.$B$366];[.$B376])&gt;0;AVERAGEIF([.$B$2:.$B$366];[.$B376];[.G$2:.G$366]);0)" office:value-type="float" office:value="0" calcext:value-type="float">
            <text:p>0.00</text:p>
          </table:table-cell>
          <table:table-cell table:style-name="ce5" table:formula="of:=IF([.F376];100*[.D376]/[.F376];0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5" table:formula="of:=IF(COUNTIF([.$B$2:.$B$366];[.$B377])&gt;0;AVERAGEIF([.$B$2:.$B$366];[.$B377];[.C$2:.C$366]);0)" office:value-type="float" office:value="0" calcext:value-type="float">
            <text:p>0.00</text:p>
          </table:table-cell>
          <table:table-cell table:style-name="ce5" table:formula="of:=IF(COUNTIF([.$B$2:.$B$366];[.$B377])&gt;0;AVERAGEIF([.$B$2:.$B$366];[.$B377];[.D$2:.D$366]);0)" office:value-type="float" office:value="0" calcext:value-type="float">
            <text:p>0.00</text:p>
          </table:table-cell>
          <table:table-cell table:style-name="ce5" table:formula="of:=IF(COUNTIF([.$B$2:.$B$366];[.$B377])&gt;0;AVERAGEIF([.$B$2:.$B$366];[.$B377];[.E$2:.E$366]);0)" office:value-type="float" office:value="0" calcext:value-type="float">
            <text:p>0.00</text:p>
          </table:table-cell>
          <table:table-cell table:style-name="ce5" table:formula="of:=IF(COUNTIF([.$B$2:.$B$366];[.$B377])&gt;0;AVERAGEIF([.$B$2:.$B$366];[.$B377];[.F$2:.F$366]);0)" office:value-type="float" office:value="0" calcext:value-type="float">
            <text:p>0.00</text:p>
          </table:table-cell>
          <table:table-cell table:style-name="ce5" table:formula="of:=IF(COUNTIF([.$B$2:.$B$366];[.$B377])&gt;0;AVERAGEIF([.$B$2:.$B$366];[.$B377];[.G$2:.G$366]);0)" office:value-type="float" office:value="0" calcext:value-type="float">
            <text:p>0.00</text:p>
          </table:table-cell>
          <table:table-cell table:style-name="ce5" table:formula="of:=IF([.F377];100*[.D377]/[.F377];0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5" table:formula="of:=IF(COUNTIF([.$B$2:.$B$366];[.$B378])&gt;0;AVERAGEIF([.$B$2:.$B$366];[.$B378];[.C$2:.C$366]);0)" office:value-type="float" office:value="0" calcext:value-type="float">
            <text:p>0.00</text:p>
          </table:table-cell>
          <table:table-cell table:style-name="ce5" table:formula="of:=IF(COUNTIF([.$B$2:.$B$366];[.$B378])&gt;0;AVERAGEIF([.$B$2:.$B$366];[.$B378];[.D$2:.D$366]);0)" office:value-type="float" office:value="0" calcext:value-type="float">
            <text:p>0.00</text:p>
          </table:table-cell>
          <table:table-cell table:style-name="ce5" table:formula="of:=IF(COUNTIF([.$B$2:.$B$366];[.$B378])&gt;0;AVERAGEIF([.$B$2:.$B$366];[.$B378];[.E$2:.E$366]);0)" office:value-type="float" office:value="0" calcext:value-type="float">
            <text:p>0.00</text:p>
          </table:table-cell>
          <table:table-cell table:style-name="ce5" table:formula="of:=IF(COUNTIF([.$B$2:.$B$366];[.$B378])&gt;0;AVERAGEIF([.$B$2:.$B$366];[.$B378];[.F$2:.F$366]);0)" office:value-type="float" office:value="0" calcext:value-type="float">
            <text:p>0.00</text:p>
          </table:table-cell>
          <table:table-cell table:style-name="ce5" table:formula="of:=IF(COUNTIF([.$B$2:.$B$366];[.$B378])&gt;0;AVERAGEIF([.$B$2:.$B$366];[.$B378];[.G$2:.G$366]);0)" office:value-type="float" office:value="0" calcext:value-type="float">
            <text:p>0.00</text:p>
          </table:table-cell>
          <table:table-cell table:style-name="ce5" table:formula="of:=IF([.F378];100*[.D378]/[.F378];0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5" table:formula="of:=IF(COUNTIF([.$B$2:.$B$366];[.$B379])&gt;0;AVERAGEIF([.$B$2:.$B$366];[.$B379];[.C$2:.C$366]);0)" office:value-type="float" office:value="0" calcext:value-type="float">
            <text:p>0.00</text:p>
          </table:table-cell>
          <table:table-cell table:style-name="ce5" table:formula="of:=IF(COUNTIF([.$B$2:.$B$366];[.$B379])&gt;0;AVERAGEIF([.$B$2:.$B$366];[.$B379];[.D$2:.D$366]);0)" office:value-type="float" office:value="0" calcext:value-type="float">
            <text:p>0.00</text:p>
          </table:table-cell>
          <table:table-cell table:style-name="ce5" table:formula="of:=IF(COUNTIF([.$B$2:.$B$366];[.$B379])&gt;0;AVERAGEIF([.$B$2:.$B$366];[.$B379];[.E$2:.E$366]);0)" office:value-type="float" office:value="0" calcext:value-type="float">
            <text:p>0.00</text:p>
          </table:table-cell>
          <table:table-cell table:style-name="ce5" table:formula="of:=IF(COUNTIF([.$B$2:.$B$366];[.$B379])&gt;0;AVERAGEIF([.$B$2:.$B$366];[.$B379];[.F$2:.F$366]);0)" office:value-type="float" office:value="0" calcext:value-type="float">
            <text:p>0.00</text:p>
          </table:table-cell>
          <table:table-cell table:style-name="ce5" table:formula="of:=IF(COUNTIF([.$B$2:.$B$366];[.$B379])&gt;0;AVERAGEIF([.$B$2:.$B$366];[.$B379];[.G$2:.G$366]);0)" office:value-type="float" office:value="0" calcext:value-type="float">
            <text:p>0.00</text:p>
          </table:table-cell>
          <table:table-cell table:style-name="ce5" table:formula="of:=IF([.F379];100*[.D379]/[.F379];0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5" table:formula="of:=IF(COUNTIF([.$B$2:.$B$366];[.$B380])&gt;0;AVERAGEIF([.$B$2:.$B$366];[.$B380];[.C$2:.C$366]);0)" office:value-type="float" office:value="0" calcext:value-type="float">
            <text:p>0.00</text:p>
          </table:table-cell>
          <table:table-cell table:style-name="ce5" table:formula="of:=IF(COUNTIF([.$B$2:.$B$366];[.$B380])&gt;0;AVERAGEIF([.$B$2:.$B$366];[.$B380];[.D$2:.D$366]);0)" office:value-type="float" office:value="0" calcext:value-type="float">
            <text:p>0.00</text:p>
          </table:table-cell>
          <table:table-cell table:style-name="ce5" table:formula="of:=IF(COUNTIF([.$B$2:.$B$366];[.$B380])&gt;0;AVERAGEIF([.$B$2:.$B$366];[.$B380];[.E$2:.E$366]);0)" office:value-type="float" office:value="0" calcext:value-type="float">
            <text:p>0.00</text:p>
          </table:table-cell>
          <table:table-cell table:style-name="ce5" table:formula="of:=IF(COUNTIF([.$B$2:.$B$366];[.$B380])&gt;0;AVERAGEIF([.$B$2:.$B$366];[.$B380];[.F$2:.F$366]);0)" office:value-type="float" office:value="0" calcext:value-type="float">
            <text:p>0.00</text:p>
          </table:table-cell>
          <table:table-cell table:style-name="ce5" table:formula="of:=IF(COUNTIF([.$B$2:.$B$366];[.$B380])&gt;0;AVERAGEIF([.$B$2:.$B$366];[.$B380];[.G$2:.G$366]);0)" office:value-type="float" office:value="0" calcext:value-type="float">
            <text:p>0.00</text:p>
          </table:table-cell>
          <table:table-cell table:style-name="ce5" table:formula="of:=IF([.F380];100*[.D380]/[.F380];0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otals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Esaved</text:p>
          </table:table-cell>
          <table:table-cell office:value-type="string" calcext:value-type="string">
            <text:p>Impcharge</text:p>
          </table:table-cell>
          <table:table-cell office:value-type="string" calcext:value-type="string">
            <text:p>ExpCharge</text:p>
          </table:table-cell>
          <table:table-cell office:value-type="string" calcext:value-type="string">
            <text:p>Saving</text:p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5" table:formula="of:=SUMIF([.$B$2:.$B$305];[.$B383];[.C$2:.C$366])" office:value-type="float" office:value="0" calcext:value-type="float">
            <text:p>0.00</text:p>
          </table:table-cell>
          <table:table-cell table:style-name="ce5" table:formula="of:=SUMIF([.$B$2:.$B$305];[.$B383];[.D$2:.D$366])" office:value-type="float" office:value="0" calcext:value-type="float">
            <text:p>0.00</text:p>
          </table:table-cell>
          <table:table-cell table:style-name="ce5" table:formula="of:=SUMIF([.$B$2:.$B$305];[.$B383];[.E$2:.E$366])" office:value-type="float" office:value="0" calcext:value-type="float">
            <text:p>0.00</text:p>
          </table:table-cell>
          <table:table-cell table:style-name="ce5" table:formula="of:=SUMIF([.$B$2:.$B$305];[.$B383];[.F$2:.F$366])" office:value-type="float" office:value="0" calcext:value-type="float">
            <text:p>0.00</text:p>
          </table:table-cell>
          <table:table-cell table:formula="of:=[.F383]-[.D383]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([.G383]*[.H383]+[.E383]*[.I383])/10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5" table:formula="of:=SUMIF([.$B$2:.$B$305];[.$B384];[.C$2:.C$366])" office:value-type="float" office:value="0" calcext:value-type="float">
            <text:p>0.00</text:p>
          </table:table-cell>
          <table:table-cell table:style-name="ce5" table:formula="of:=SUMIF([.$B$2:.$B$305];[.$B384];[.D$2:.D$366])" office:value-type="float" office:value="0" calcext:value-type="float">
            <text:p>0.00</text:p>
          </table:table-cell>
          <table:table-cell table:style-name="ce5" table:formula="of:=SUMIF([.$B$2:.$B$305];[.$B384];[.E$2:.E$366])" office:value-type="float" office:value="0" calcext:value-type="float">
            <text:p>0.00</text:p>
          </table:table-cell>
          <table:table-cell table:style-name="ce5" table:formula="of:=SUMIF([.$B$2:.$B$305];[.$B384];[.F$2:.F$366])" office:value-type="float" office:value="0" calcext:value-type="float">
            <text:p>0.00</text:p>
          </table:table-cell>
          <table:table-cell table:formula="of:=[.F384]-[.D384]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([.G384]*[.H384]+[.E384]*[.I384])/10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5" table:formula="of:=SUMIF([.$B$2:.$B$305];[.$B385];[.C$2:.C$366])" office:value-type="float" office:value="0" calcext:value-type="float">
            <text:p>0.00</text:p>
          </table:table-cell>
          <table:table-cell table:style-name="ce5" table:formula="of:=SUMIF([.$B$2:.$B$305];[.$B385];[.D$2:.D$366])" office:value-type="float" office:value="0" calcext:value-type="float">
            <text:p>0.00</text:p>
          </table:table-cell>
          <table:table-cell table:style-name="ce5" table:formula="of:=SUMIF([.$B$2:.$B$305];[.$B385];[.E$2:.E$366])" office:value-type="float" office:value="0" calcext:value-type="float">
            <text:p>0.00</text:p>
          </table:table-cell>
          <table:table-cell table:style-name="ce5" table:formula="of:=SUMIF([.$B$2:.$B$305];[.$B385];[.F$2:.F$366])" office:value-type="float" office:value="0" calcext:value-type="float">
            <text:p>0.00</text:p>
          </table:table-cell>
          <table:table-cell table:formula="of:=[.F385]-[.D385]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([.G385]*[.H385]+[.E385]*[.I385])/10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5" table:formula="of:=SUMIF([.$B$2:.$B$305];[.$B386];[.C$2:.C$366])" office:value-type="float" office:value="0" calcext:value-type="float">
            <text:p>0.00</text:p>
          </table:table-cell>
          <table:table-cell table:style-name="ce5" table:formula="of:=SUMIF([.$B$2:.$B$305];[.$B386];[.D$2:.D$366])" office:value-type="float" office:value="0" calcext:value-type="float">
            <text:p>0.00</text:p>
          </table:table-cell>
          <table:table-cell table:style-name="ce5" table:formula="of:=SUMIF([.$B$2:.$B$305];[.$B386];[.E$2:.E$366])" office:value-type="float" office:value="0" calcext:value-type="float">
            <text:p>0.00</text:p>
          </table:table-cell>
          <table:table-cell table:style-name="ce5" table:formula="of:=SUMIF([.$B$2:.$B$305];[.$B386];[.F$2:.F$366])" office:value-type="float" office:value="0" calcext:value-type="float">
            <text:p>0.00</text:p>
          </table:table-cell>
          <table:table-cell table:formula="of:=[.F386]-[.D386]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([.G386]*[.H386]+[.E386]*[.I386])/10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5" table:formula="of:=SUMIF([.$B$2:.$B$305];[.$B387];[.C$2:.C$366])" office:value-type="float" office:value="0" calcext:value-type="float">
            <text:p>0.00</text:p>
          </table:table-cell>
          <table:table-cell table:style-name="ce5" table:formula="of:=SUMIF([.$B$2:.$B$305];[.$B387];[.D$2:.D$366])" office:value-type="float" office:value="0" calcext:value-type="float">
            <text:p>0.00</text:p>
          </table:table-cell>
          <table:table-cell table:style-name="ce5" table:formula="of:=SUMIF([.$B$2:.$B$305];[.$B387];[.E$2:.E$366])" office:value-type="float" office:value="0" calcext:value-type="float">
            <text:p>0.00</text:p>
          </table:table-cell>
          <table:table-cell table:style-name="ce5" table:formula="of:=SUMIF([.$B$2:.$B$305];[.$B387];[.F$2:.F$366])" office:value-type="float" office:value="0" calcext:value-type="float">
            <text:p>0.00</text:p>
          </table:table-cell>
          <table:table-cell table:formula="of:=[.F387]-[.D387]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([.G387]*[.H387]+[.E387]*[.I387])/10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5" table:formula="of:=SUMIF([.$B$2:.$B$305];[.$B388];[.C$2:.C$366])" office:value-type="float" office:value="0" calcext:value-type="float">
            <text:p>0.00</text:p>
          </table:table-cell>
          <table:table-cell table:style-name="ce5" table:formula="of:=SUMIF([.$B$2:.$B$305];[.$B388];[.D$2:.D$366])" office:value-type="float" office:value="0" calcext:value-type="float">
            <text:p>0.00</text:p>
          </table:table-cell>
          <table:table-cell table:style-name="ce5" table:formula="of:=SUMIF([.$B$2:.$B$305];[.$B388];[.E$2:.E$366])" office:value-type="float" office:value="0" calcext:value-type="float">
            <text:p>0.00</text:p>
          </table:table-cell>
          <table:table-cell table:style-name="ce5" table:formula="of:=SUMIF([.$B$2:.$B$305];[.$B388];[.F$2:.F$366])" office:value-type="float" office:value="0" calcext:value-type="float">
            <text:p>0.00</text:p>
          </table:table-cell>
          <table:table-cell table:formula="of:=[.F388]-[.D388]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([.G388]*[.H388]+[.E388]*[.I388])/10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5" table:formula="of:=SUMIF([.$B$2:.$B$305];[.$B389];[.C$2:.C$366])" office:value-type="float" office:value="0" calcext:value-type="float">
            <text:p>0.00</text:p>
          </table:table-cell>
          <table:table-cell table:style-name="ce5" table:formula="of:=SUMIF([.$B$2:.$B$305];[.$B389];[.D$2:.D$366])" office:value-type="float" office:value="0" calcext:value-type="float">
            <text:p>0.00</text:p>
          </table:table-cell>
          <table:table-cell table:style-name="ce5" table:formula="of:=SUMIF([.$B$2:.$B$305];[.$B389];[.E$2:.E$366])" office:value-type="float" office:value="0" calcext:value-type="float">
            <text:p>0.00</text:p>
          </table:table-cell>
          <table:table-cell table:style-name="ce5" table:formula="of:=SUMIF([.$B$2:.$B$305];[.$B389];[.F$2:.F$366])" office:value-type="float" office:value="0" calcext:value-type="float">
            <text:p>0.00</text:p>
          </table:table-cell>
          <table:table-cell table:formula="of:=[.F389]-[.D389]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([.G389]*[.H389]+[.E389]*[.I389])/10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5" table:formula="of:=SUMIF([.$B$2:.$B$305];[.$B390];[.C$2:.C$366])" office:value-type="float" office:value="0" calcext:value-type="float">
            <text:p>0.00</text:p>
          </table:table-cell>
          <table:table-cell table:style-name="ce5" table:formula="of:=SUMIF([.$B$2:.$B$305];[.$B390];[.D$2:.D$366])" office:value-type="float" office:value="0" calcext:value-type="float">
            <text:p>0.00</text:p>
          </table:table-cell>
          <table:table-cell table:style-name="ce5" table:formula="of:=SUMIF([.$B$2:.$B$305];[.$B390];[.E$2:.E$366])" office:value-type="float" office:value="0" calcext:value-type="float">
            <text:p>0.00</text:p>
          </table:table-cell>
          <table:table-cell table:style-name="ce5" table:formula="of:=SUMIF([.$B$2:.$B$305];[.$B390];[.F$2:.F$366])" office:value-type="float" office:value="0" calcext:value-type="float">
            <text:p>0.00</text:p>
          </table:table-cell>
          <table:table-cell table:formula="of:=[.F390]-[.D390]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([.G390]*[.H390]+[.E390]*[.I390])/10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5" table:formula="of:=SUMIF([.$B$2:.$B$305];[.$B391];[.C$2:.C$366])" office:value-type="float" office:value="0" calcext:value-type="float">
            <text:p>0.00</text:p>
          </table:table-cell>
          <table:table-cell table:style-name="ce5" table:formula="of:=SUMIF([.$B$2:.$B$305];[.$B391];[.D$2:.D$366])" office:value-type="float" office:value="0" calcext:value-type="float">
            <text:p>0.00</text:p>
          </table:table-cell>
          <table:table-cell table:style-name="ce5" table:formula="of:=SUMIF([.$B$2:.$B$305];[.$B391];[.E$2:.E$366])" office:value-type="float" office:value="0" calcext:value-type="float">
            <text:p>0.00</text:p>
          </table:table-cell>
          <table:table-cell table:style-name="ce5" table:formula="of:=SUMIF([.$B$2:.$B$305];[.$B391];[.F$2:.F$366])" office:value-type="float" office:value="0" calcext:value-type="float">
            <text:p>0.00</text:p>
          </table:table-cell>
          <table:table-cell table:formula="of:=[.F391]-[.D391]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([.G391]*[.H391]+[.E391]*[.I391])/10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5" table:formula="of:=SUMIF([.$B$2:.$B$305];[.$B392];[.C$2:.C$366])" office:value-type="float" office:value="0" calcext:value-type="float">
            <text:p>0.00</text:p>
          </table:table-cell>
          <table:table-cell table:style-name="ce5" table:formula="of:=SUMIF([.$B$2:.$B$305];[.$B392];[.D$2:.D$366])" office:value-type="float" office:value="0" calcext:value-type="float">
            <text:p>0.00</text:p>
          </table:table-cell>
          <table:table-cell table:style-name="ce5" table:formula="of:=SUMIF([.$B$2:.$B$305];[.$B392];[.E$2:.E$366])" office:value-type="float" office:value="0" calcext:value-type="float">
            <text:p>0.00</text:p>
          </table:table-cell>
          <table:table-cell table:style-name="ce5" table:formula="of:=SUMIF([.$B$2:.$B$305];[.$B392];[.F$2:.F$366])" office:value-type="float" office:value="0" calcext:value-type="float">
            <text:p>0.00</text:p>
          </table:table-cell>
          <table:table-cell table:formula="of:=[.F392]-[.D392]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([.G392]*[.H392]+[.E392]*[.I392])/10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5" table:formula="of:=SUMIF([.$B$2:.$B$305];[.$B393];[.C$2:.C$366])" office:value-type="float" office:value="0" calcext:value-type="float">
            <text:p>0.00</text:p>
          </table:table-cell>
          <table:table-cell table:style-name="ce5" table:formula="of:=SUMIF([.$B$2:.$B$305];[.$B393];[.D$2:.D$366])" office:value-type="float" office:value="0" calcext:value-type="float">
            <text:p>0.00</text:p>
          </table:table-cell>
          <table:table-cell table:style-name="ce5" table:formula="of:=SUMIF([.$B$2:.$B$305];[.$B393];[.E$2:.E$366])" office:value-type="float" office:value="0" calcext:value-type="float">
            <text:p>0.00</text:p>
          </table:table-cell>
          <table:table-cell table:style-name="ce5" table:formula="of:=SUMIF([.$B$2:.$B$305];[.$B393];[.F$2:.F$366])" office:value-type="float" office:value="0" calcext:value-type="float">
            <text:p>0.00</text:p>
          </table:table-cell>
          <table:table-cell table:formula="of:=[.F393]-[.D393]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([.G393]*[.H393]+[.E393]*[.I393])/10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5" table:formula="of:=SUMIF([.$B$2:.$B$305];[.$B394];[.C$2:.C$366])" office:value-type="float" office:value="0" calcext:value-type="float">
            <text:p>0.00</text:p>
          </table:table-cell>
          <table:table-cell table:style-name="ce5" table:formula="of:=SUMIF([.$B$2:.$B$305];[.$B394];[.D$2:.D$366])" office:value-type="float" office:value="0" calcext:value-type="float">
            <text:p>0.00</text:p>
          </table:table-cell>
          <table:table-cell table:style-name="ce5" table:formula="of:=SUMIF([.$B$2:.$B$305];[.$B394];[.E$2:.E$366])" office:value-type="float" office:value="0" calcext:value-type="float">
            <text:p>0.00</text:p>
          </table:table-cell>
          <table:table-cell table:style-name="ce5" table:formula="of:=SUMIF([.$B$2:.$B$305];[.$B394];[.F$2:.F$366])" office:value-type="float" office:value="0" calcext:value-type="float">
            <text:p>0.00</text:p>
          </table:table-cell>
          <table:table-cell table:formula="of:=[.F394]-[.D394]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([.G394]*[.H394]+[.E394]*[.I394])/10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formula="of:=SUM([.C383:.C394])" office:value-type="float" office:value="0" calcext:value-type="float">
            <text:p>0</text:p>
          </table:table-cell>
          <table:table-cell table:formula="of:=SUM([.D383:.D394])" office:value-type="float" office:value="0" calcext:value-type="float">
            <text:p>0</text:p>
          </table:table-cell>
          <table:table-cell table:formula="of:=SUM([.E383:.E394])" office:value-type="float" office:value="0" calcext:value-type="float">
            <text:p>0</text:p>
          </table:table-cell>
          <table:table-cell table:formula="of:=SUM([.F383:.F394])" office:value-type="float" office:value="0" calcext:value-type="float">
            <text:p>0</text:p>
          </table:table-cell>
          <table:table-cell table:formula="of:=SUM([.G383:.G394])" office:value-type="float" office:value="0" calcext:value-type="float">
            <text:p>0</text:p>
          </table:table-cell>
          <table:table-cell table:formula="of:=SUM([.H383:.H394])" office:value-type="float" office:value="396" calcext:value-type="float">
            <text:p>396</text:p>
          </table:table-cell>
          <table:table-cell table:style-name="ce4" table:formula="of:=SUM([.I383:.I394])" office:value-type="float" office:value="180" calcext:value-type="float">
            <text:p>180</text:p>
          </table:table-cell>
          <table:table-cell table:style-name="ce4" table:formula="of:=SUM([.J383:.J394])" office:value-type="float" office:value="0" calcext:value-type="float">
            <text:p>0</text:p>
          </table:table-cell>
        </table:table-row>
        <table:table-row table:style-name="ro1" table:number-rows-repeated="104818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8T09:02:59.234000000</dc:date>
    <meta:editing-duration>PT8H10M53S</meta:editing-duration>
    <meta:editing-cycles>31</meta:editing-cycles>
    <meta:generator>LibreOffice/7.4.3.2$Windows_X86_64 LibreOffice_project/1048a8393ae2eeec98dff31b5c133c5f1d08b890</meta:generator>
    <meta:print-date>2022-11-01T15:06:00.151000000</meta:print-date>
    <meta:document-statistic meta:table-count="1" meta:cell-count="2781" meta:object-count="0"/>
  </office:meta>
</office:document-meta>
</file>